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officeooo:rsid="0d5148cd" officeooo:paragraph-rsid="0d5148cd"/>
    </style:style>
    <style:style style:name="P6" style:family="paragraph" style:parent-style-name="Text_20_body">
      <style:text-properties officeooo:rsid="0d5148cd" officeooo:paragraph-rsid="0d86e289"/>
    </style:style>
    <style:style style:name="P7" style:family="paragraph" style:parent-style-name="Text_20_body">
      <style:text-properties officeooo:rsid="0d5148cd" officeooo:paragraph-rsid="0dfcfaba"/>
    </style:style>
    <style:style style:name="P8" style:family="paragraph" style:parent-style-name="Text_20_body">
      <style:text-properties officeooo:rsid="0d5148cd" officeooo:paragraph-rsid="0e05e1cd"/>
    </style:style>
    <style:style style:name="P9" style:family="paragraph" style:parent-style-name="Text_20_body">
      <style:text-properties officeooo:rsid="0d5148cd" officeooo:paragraph-rsid="0e233371"/>
    </style:style>
    <style:style style:name="P10" style:family="paragraph" style:parent-style-name="Text_20_body">
      <style:text-properties officeooo:rsid="0d5148cd" officeooo:paragraph-rsid="0e9de063"/>
    </style:style>
    <style:style style:name="P11" style:family="paragraph" style:parent-style-name="Text_20_body">
      <style:text-properties officeooo:rsid="0d54ac77" officeooo:paragraph-rsid="0d54ac77"/>
    </style:style>
    <style:style style:name="P12" style:family="paragraph" style:parent-style-name="Text_20_body">
      <style:text-properties officeooo:rsid="0d54ac77" officeooo:paragraph-rsid="0d641a8b"/>
    </style:style>
    <style:style style:name="P13" style:family="paragraph" style:parent-style-name="Text_20_body">
      <style:text-properties officeooo:rsid="0d54ac77" officeooo:paragraph-rsid="0d672746"/>
    </style:style>
    <style:style style:name="P14" style:family="paragraph" style:parent-style-name="Text_20_body">
      <style:text-properties officeooo:rsid="0d54ac77" officeooo:paragraph-rsid="0d931dcf"/>
    </style:style>
    <style:style style:name="P15" style:family="paragraph" style:parent-style-name="Text_20_body">
      <style:text-properties officeooo:rsid="0d54d0aa" officeooo:paragraph-rsid="0d54d0aa"/>
    </style:style>
    <style:style style:name="P16" style:family="paragraph" style:parent-style-name="Text_20_body">
      <style:text-properties officeooo:rsid="0d54d0aa" officeooo:paragraph-rsid="0d641a8b"/>
    </style:style>
    <style:style style:name="P17" style:family="paragraph" style:parent-style-name="Text_20_body">
      <style:text-properties officeooo:rsid="0d54d0aa" officeooo:paragraph-rsid="0d642d48"/>
    </style:style>
    <style:style style:name="P18" style:family="paragraph" style:parent-style-name="Text_20_body">
      <style:text-properties officeooo:rsid="0d54d0aa" officeooo:paragraph-rsid="0d931dcf"/>
    </style:style>
    <style:style style:name="P19" style:family="paragraph" style:parent-style-name="Text_20_body">
      <style:text-properties officeooo:rsid="0d561c3f" officeooo:paragraph-rsid="0d561c3f"/>
    </style:style>
    <style:style style:name="P20" style:family="paragraph" style:parent-style-name="Text_20_body">
      <style:text-properties officeooo:rsid="0d577f54" officeooo:paragraph-rsid="0d642d48"/>
    </style:style>
    <style:style style:name="P21" style:family="paragraph" style:parent-style-name="Text_20_body">
      <style:text-properties officeooo:rsid="0d596ab0" officeooo:paragraph-rsid="0d577f54"/>
    </style:style>
    <style:style style:name="P22" style:family="paragraph" style:parent-style-name="Text_20_body">
      <style:text-properties officeooo:rsid="0d596ab0" officeooo:paragraph-rsid="0d642d48"/>
    </style:style>
    <style:style style:name="P23" style:family="paragraph" style:parent-style-name="Text_20_body">
      <style:text-properties officeooo:rsid="0d59f3a8" officeooo:paragraph-rsid="0d59f3a8"/>
    </style:style>
    <style:style style:name="P24" style:family="paragraph" style:parent-style-name="Text_20_body">
      <style:text-properties officeooo:rsid="0d5ac793" officeooo:paragraph-rsid="0d5ac793"/>
    </style:style>
    <style:style style:name="P25" style:family="paragraph" style:parent-style-name="Text_20_body">
      <style:text-properties officeooo:rsid="0d5ac793" officeooo:paragraph-rsid="0d672746"/>
    </style:style>
    <style:style style:name="P26" style:family="paragraph" style:parent-style-name="Text_20_body">
      <style:text-properties officeooo:rsid="0d5ac793" officeooo:paragraph-rsid="0df83c5e"/>
    </style:style>
    <style:style style:name="P27" style:family="paragraph" style:parent-style-name="Text_20_body">
      <style:text-properties officeooo:rsid="0d5c10d2" officeooo:paragraph-rsid="0d5c10d2"/>
    </style:style>
    <style:style style:name="P28" style:family="paragraph" style:parent-style-name="Text_20_body">
      <style:text-properties officeooo:rsid="0d5d4bab" officeooo:paragraph-rsid="0d5d4bab"/>
    </style:style>
    <style:style style:name="P29" style:family="paragraph" style:parent-style-name="Text_20_body">
      <style:text-properties officeooo:rsid="0d5d4bab" officeooo:paragraph-rsid="0d65bd7f"/>
    </style:style>
    <style:style style:name="P30" style:family="paragraph" style:parent-style-name="Text_20_body">
      <style:text-properties officeooo:rsid="0d5dbb83" officeooo:paragraph-rsid="0d5dbb83"/>
    </style:style>
    <style:style style:name="P31" style:family="paragraph" style:parent-style-name="Text_20_body">
      <style:text-properties officeooo:rsid="0d5dbb83" officeooo:paragraph-rsid="0d642d48"/>
    </style:style>
    <style:style style:name="P32" style:family="paragraph" style:parent-style-name="Text_20_body">
      <style:text-properties officeooo:rsid="0d5dbb83" officeooo:paragraph-rsid="0d672746"/>
    </style:style>
    <style:style style:name="P33" style:family="paragraph" style:parent-style-name="Text_20_body">
      <style:text-properties officeooo:rsid="0d5dbb83" officeooo:paragraph-rsid="0d78250c"/>
    </style:style>
    <style:style style:name="P34" style:family="paragraph" style:parent-style-name="Text_20_body">
      <style:text-properties officeooo:rsid="0d5f2c1e" officeooo:paragraph-rsid="0d641a8b"/>
    </style:style>
    <style:style style:name="P35" style:family="paragraph" style:parent-style-name="Text_20_body">
      <style:text-properties officeooo:rsid="0d5fe0b1" officeooo:paragraph-rsid="0d5fe0b1"/>
    </style:style>
    <style:style style:name="P36" style:family="paragraph" style:parent-style-name="Text_20_body">
      <style:text-properties officeooo:rsid="0d618892" officeooo:paragraph-rsid="0d618892"/>
    </style:style>
    <style:style style:name="P37" style:family="paragraph" style:parent-style-name="Text_20_body">
      <style:text-properties officeooo:rsid="0d638057" officeooo:paragraph-rsid="0d638057"/>
    </style:style>
    <style:style style:name="P38" style:family="paragraph" style:parent-style-name="Text_20_body">
      <style:text-properties officeooo:rsid="0d638057" officeooo:paragraph-rsid="0d641a8b"/>
    </style:style>
    <style:style style:name="P39" style:family="paragraph" style:parent-style-name="Text_20_body">
      <style:text-properties officeooo:rsid="0d693474" officeooo:paragraph-rsid="0d693474"/>
    </style:style>
    <style:style style:name="P40" style:family="paragraph" style:parent-style-name="Text_20_body">
      <style:text-properties officeooo:rsid="0d6b7974" officeooo:paragraph-rsid="0d6b7974"/>
    </style:style>
    <style:style style:name="P41" style:family="paragraph" style:parent-style-name="Text_20_body">
      <style:text-properties officeooo:rsid="0d729a0b" officeooo:paragraph-rsid="0d729a0b"/>
    </style:style>
    <style:style style:name="P42" style:family="paragraph" style:parent-style-name="Text_20_body">
      <style:text-properties officeooo:rsid="0d7aa05a" officeooo:paragraph-rsid="0d7aa05a"/>
    </style:style>
    <style:style style:name="P43" style:family="paragraph" style:parent-style-name="Text_20_body">
      <style:text-properties officeooo:rsid="0d7aa05a" officeooo:paragraph-rsid="0d7be38b"/>
    </style:style>
    <style:style style:name="P44" style:family="paragraph" style:parent-style-name="Text_20_body">
      <style:text-properties officeooo:rsid="0d7aa05a" officeooo:paragraph-rsid="0d7ec4b7"/>
    </style:style>
    <style:style style:name="P45" style:family="paragraph" style:parent-style-name="Text_20_body">
      <style:text-properties officeooo:rsid="0d7aa05a" officeooo:paragraph-rsid="0d85c502"/>
    </style:style>
    <style:style style:name="P46" style:family="paragraph" style:parent-style-name="Text_20_body">
      <style:text-properties officeooo:rsid="0d7aa05a" officeooo:paragraph-rsid="0d86e289"/>
    </style:style>
    <style:style style:name="P47" style:family="paragraph" style:parent-style-name="Text_20_body">
      <style:text-properties officeooo:rsid="0d7aa05a" officeooo:paragraph-rsid="0d894409"/>
    </style:style>
    <style:style style:name="P48" style:family="paragraph" style:parent-style-name="Text_20_body">
      <style:text-properties officeooo:rsid="0d7aa05a" officeooo:paragraph-rsid="0d8cc553"/>
    </style:style>
    <style:style style:name="P49" style:family="paragraph" style:parent-style-name="Text_20_body">
      <style:text-properties officeooo:rsid="0d7aa05a" officeooo:paragraph-rsid="0d90ea3f"/>
    </style:style>
    <style:style style:name="P50" style:family="paragraph" style:parent-style-name="Text_20_body">
      <style:text-properties officeooo:rsid="0d7aa05a" officeooo:paragraph-rsid="0d9379a6"/>
    </style:style>
    <style:style style:name="P51" style:family="paragraph" style:parent-style-name="Text_20_body">
      <style:text-properties officeooo:rsid="0d7aa05a" officeooo:paragraph-rsid="0d95252a"/>
    </style:style>
    <style:style style:name="P52" style:family="paragraph" style:parent-style-name="Text_20_body">
      <style:text-properties officeooo:rsid="0d7aa05a" officeooo:paragraph-rsid="0d9611f4"/>
    </style:style>
    <style:style style:name="P53" style:family="paragraph" style:parent-style-name="Text_20_body">
      <style:text-properties officeooo:rsid="0d7aa05a" officeooo:paragraph-rsid="0d99d177"/>
    </style:style>
    <style:style style:name="P54" style:family="paragraph" style:parent-style-name="Text_20_body">
      <style:text-properties officeooo:rsid="0d7aa05a" officeooo:paragraph-rsid="0da13d13"/>
    </style:style>
    <style:style style:name="P55" style:family="paragraph" style:parent-style-name="Text_20_body">
      <style:text-properties officeooo:rsid="0d7aa05a" officeooo:paragraph-rsid="0da7f5cb"/>
    </style:style>
    <style:style style:name="P56" style:family="paragraph" style:parent-style-name="Text_20_body">
      <style:text-properties officeooo:rsid="0d7aa05a" officeooo:paragraph-rsid="0e1d5f8d"/>
    </style:style>
    <style:style style:name="P57" style:family="paragraph" style:parent-style-name="Text_20_body">
      <style:text-properties officeooo:rsid="0d7aa05a" officeooo:paragraph-rsid="0e1f25b6"/>
    </style:style>
    <style:style style:name="P58" style:family="paragraph" style:parent-style-name="Text_20_body">
      <style:text-properties officeooo:rsid="0d7aa05a" officeooo:paragraph-rsid="0e2299f4"/>
    </style:style>
    <style:style style:name="P59" style:family="paragraph" style:parent-style-name="Text_20_body">
      <style:text-properties officeooo:rsid="0d7aa05a" officeooo:paragraph-rsid="0e22b5c2"/>
    </style:style>
    <style:style style:name="P60" style:family="paragraph" style:parent-style-name="Text_20_body">
      <style:text-properties officeooo:rsid="0d7aa05a" officeooo:paragraph-rsid="0e233371"/>
    </style:style>
    <style:style style:name="P61" style:family="paragraph" style:parent-style-name="Text_20_body">
      <style:text-properties officeooo:rsid="0d7aa05a" officeooo:paragraph-rsid="0e7b1d01"/>
    </style:style>
    <style:style style:name="P62" style:family="paragraph" style:parent-style-name="Text_20_body">
      <style:text-properties officeooo:rsid="0d7aa05a" officeooo:paragraph-rsid="0e7c0784"/>
    </style:style>
    <style:style style:name="P63" style:family="paragraph" style:parent-style-name="Text_20_body">
      <style:text-properties officeooo:rsid="0d7aa05a" officeooo:paragraph-rsid="0e9de063"/>
    </style:style>
    <style:style style:name="P64" style:family="paragraph" style:parent-style-name="Text_20_body">
      <style:text-properties officeooo:rsid="0d7d4d88" officeooo:paragraph-rsid="0d7d4d88"/>
    </style:style>
    <style:style style:name="P65" style:family="paragraph" style:parent-style-name="Text_20_body">
      <style:text-properties officeooo:rsid="0d7ec4b7" officeooo:paragraph-rsid="0d7ec4b7"/>
    </style:style>
    <style:style style:name="P66" style:family="paragraph" style:parent-style-name="Text_20_body">
      <style:text-properties officeooo:rsid="0d867a25" officeooo:paragraph-rsid="0d867a25"/>
    </style:style>
    <style:style style:name="P67" style:family="paragraph" style:parent-style-name="Text_20_body">
      <style:text-properties officeooo:rsid="0d894409" officeooo:paragraph-rsid="0d894409"/>
    </style:style>
    <style:style style:name="P68" style:family="paragraph" style:parent-style-name="Text_20_body">
      <style:text-properties officeooo:rsid="0d8cc553" officeooo:paragraph-rsid="0d8cc553"/>
    </style:style>
    <style:style style:name="P69" style:family="paragraph" style:parent-style-name="Text_20_body">
      <style:text-properties officeooo:rsid="0d8f10a2" officeooo:paragraph-rsid="0d8f10a2"/>
    </style:style>
    <style:style style:name="P70" style:family="paragraph" style:parent-style-name="Text_20_body">
      <style:text-properties officeooo:rsid="0d922684" officeooo:paragraph-rsid="0d922684"/>
    </style:style>
    <style:style style:name="P71" style:family="paragraph" style:parent-style-name="Text_20_body">
      <style:text-properties officeooo:rsid="0d93aa24" officeooo:paragraph-rsid="0d93aa24"/>
    </style:style>
    <style:style style:name="P72" style:family="paragraph" style:parent-style-name="Text_20_body">
      <style:text-properties officeooo:rsid="0d95252a" officeooo:paragraph-rsid="0d95252a"/>
    </style:style>
    <style:style style:name="P73" style:family="paragraph" style:parent-style-name="Text_20_body">
      <style:text-properties officeooo:rsid="0d9611f4" officeooo:paragraph-rsid="0d9611f4"/>
    </style:style>
    <style:style style:name="P74" style:family="paragraph" style:parent-style-name="Text_20_body">
      <style:text-properties officeooo:rsid="0da2738f" officeooo:paragraph-rsid="0da33562"/>
    </style:style>
    <style:style style:name="P75" style:family="paragraph" style:parent-style-name="Text_20_body">
      <style:text-properties officeooo:rsid="0da7f5cb" officeooo:paragraph-rsid="0da7f5cb"/>
    </style:style>
    <style:style style:name="P76" style:family="paragraph" style:parent-style-name="Text_20_body">
      <style:text-properties officeooo:rsid="0d748a87" officeooo:paragraph-rsid="0d748a87"/>
    </style:style>
    <style:style style:name="P77" style:family="paragraph" style:parent-style-name="Text_20_body">
      <style:text-properties officeooo:rsid="0d4f6dbc" officeooo:paragraph-rsid="0d4f6dbc"/>
    </style:style>
    <style:style style:name="P78" style:family="paragraph" style:parent-style-name="Text_20_body">
      <style:text-properties officeooo:rsid="0d8211b0" officeooo:paragraph-rsid="0dfb07df"/>
    </style:style>
    <style:style style:name="P79" style:family="paragraph" style:parent-style-name="Text_20_body">
      <style:text-properties officeooo:rsid="0d9cb880" officeooo:paragraph-rsid="0e1d5f8d"/>
    </style:style>
    <style:style style:name="P80" style:family="paragraph" style:parent-style-name="Text_20_body">
      <style:text-properties officeooo:rsid="0dc39abe" officeooo:paragraph-rsid="0dc39abe"/>
    </style:style>
    <style:style style:name="P81" style:family="paragraph" style:parent-style-name="Text_20_body">
      <style:text-properties officeooo:rsid="0dd2dce1" officeooo:paragraph-rsid="0e57d31e"/>
    </style:style>
    <style:style style:name="P82" style:family="paragraph" style:parent-style-name="Text_20_body">
      <style:text-properties officeooo:rsid="0dcadef6" officeooo:paragraph-rsid="0dcadef6"/>
    </style:style>
    <style:style style:name="P83" style:family="paragraph" style:parent-style-name="Text_20_body">
      <style:text-properties officeooo:rsid="0deaf3b4" officeooo:paragraph-rsid="0deaf3b4"/>
    </style:style>
    <style:style style:name="P84" style:family="paragraph" style:parent-style-name="Text_20_body">
      <style:text-properties officeooo:rsid="0dec72bf" officeooo:paragraph-rsid="0dec72bf"/>
    </style:style>
    <style:style style:name="P85" style:family="paragraph" style:parent-style-name="Text_20_body">
      <style:text-properties officeooo:rsid="0df31025" officeooo:paragraph-rsid="0dfa1c0d"/>
    </style:style>
    <style:style style:name="P86" style:family="paragraph" style:parent-style-name="Text_20_body">
      <style:text-properties officeooo:rsid="0df31025" officeooo:paragraph-rsid="0e1d5f8d"/>
    </style:style>
    <style:style style:name="P87" style:family="paragraph" style:parent-style-name="Text_20_body">
      <style:text-properties officeooo:paragraph-rsid="0d693474"/>
    </style:style>
    <style:style style:name="P88" style:family="paragraph" style:parent-style-name="Text_20_body">
      <style:text-properties officeooo:rsid="0d827d58" officeooo:paragraph-rsid="0dfb07df"/>
    </style:style>
    <style:style style:name="P89" style:family="paragraph" style:parent-style-name="Text_20_body">
      <style:text-properties officeooo:rsid="0d7fbacd" officeooo:paragraph-rsid="0e1d5f8d"/>
    </style:style>
    <style:style style:name="P90" style:family="paragraph" style:parent-style-name="Text_20_body">
      <style:text-properties officeooo:rsid="0062d414" officeooo:paragraph-rsid="0d41f391"/>
    </style:style>
    <style:style style:name="P91" style:family="paragraph" style:parent-style-name="Text_20_body">
      <style:text-properties fo:language="cs" fo:country="CZ" officeooo:rsid="0d5ac793" officeooo:paragraph-rsid="0e1be772"/>
    </style:style>
    <style:style style:name="P92" style:family="paragraph" style:parent-style-name="Text_20_body">
      <style:text-properties officeooo:rsid="0e7b1d01" officeooo:paragraph-rsid="0e7b1d01"/>
    </style:style>
    <style:style style:name="P93" style:family="paragraph" style:parent-style-name="Text_20_body">
      <style:text-properties officeooo:rsid="0e7ce9da" officeooo:paragraph-rsid="0e7ce9da"/>
    </style:style>
    <style:style style:name="P94" style:family="paragraph" style:parent-style-name="Text_20_body">
      <style:text-properties officeooo:rsid="0e90506d" officeooo:paragraph-rsid="0ea35725"/>
    </style:style>
    <style:style style:name="P95" style:family="paragraph" style:parent-style-name="Text_20_body">
      <style:text-properties officeooo:rsid="0e96d06f" officeooo:paragraph-rsid="0ea35725"/>
    </style:style>
    <style:style style:name="P96" style:family="paragraph" style:parent-style-name="Text_20_body">
      <style:text-properties officeooo:rsid="0e97e5a9" officeooo:paragraph-rsid="0ea35725"/>
    </style:style>
    <style:style style:name="P97" style:family="paragraph" style:parent-style-name="Text_20_body">
      <style:text-properties officeooo:rsid="0e984f18" officeooo:paragraph-rsid="0ea35725"/>
    </style:style>
    <style:style style:name="P98" style:family="paragraph" style:parent-style-name="Text_20_body">
      <style:text-properties officeooo:rsid="0e99dbad" officeooo:paragraph-rsid="0ea35725"/>
    </style:style>
    <style:style style:name="P99" style:family="paragraph" style:parent-style-name="Text_20_body">
      <style:text-properties officeooo:rsid="0e99f33c" officeooo:paragraph-rsid="0ea35725"/>
    </style:style>
    <style:style style:name="P100" style:family="paragraph" style:parent-style-name="Text_20_body">
      <style:text-properties officeooo:rsid="0e9fc9b6" officeooo:paragraph-rsid="0e9fc9b6"/>
    </style:style>
    <style:style style:name="P101" style:family="paragraph" style:parent-style-name="Text_20_body">
      <style:text-properties officeooo:rsid="0e996c4e" officeooo:paragraph-rsid="0ea35725"/>
    </style:style>
    <style:style style:name="P102" style:family="paragraph" style:parent-style-name="Standard">
      <style:paragraph-properties fo:text-align="center" style:justify-single-word="false"/>
      <style:text-properties officeooo:rsid="057aae1d" officeooo:paragraph-rsid="057aae1d"/>
    </style:style>
    <style:style style:name="P103"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0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5"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0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0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08" style:family="paragraph" style:parent-style-name="Example_20_Header">
      <style:text-properties officeooo:paragraph-rsid="0ce95318"/>
    </style:style>
    <style:style style:name="P109" style:family="paragraph" style:parent-style-name="Example_20_Header">
      <style:text-properties officeooo:rsid="0d058dd0" officeooo:paragraph-rsid="0d1716a2"/>
    </style:style>
    <style:style style:name="P110" style:family="paragraph" style:parent-style-name="Example_20_Header">
      <style:text-properties officeooo:rsid="0d085a77" officeooo:paragraph-rsid="0d1716a2"/>
    </style:style>
    <style:style style:name="P111" style:family="paragraph" style:parent-style-name="Example_20_Header">
      <style:text-properties officeooo:paragraph-rsid="0d1716a2"/>
    </style:style>
    <style:style style:name="P112" style:family="paragraph" style:parent-style-name="Example_20_Header">
      <style:text-properties officeooo:paragraph-rsid="0e1d5f8d"/>
    </style:style>
    <style:style style:name="P113" style:family="paragraph" style:parent-style-name="Standard">
      <style:paragraph-properties fo:text-align="center" style:justify-single-word="false" fo:break-before="page"/>
    </style:style>
    <style:style style:name="P114" style:family="paragraph" style:parent-style-name="Contents_20_1">
      <style:paragraph-properties>
        <style:tab-stops>
          <style:tab-stop style:position="14.801cm" style:type="right" style:leader-style="dotted" style:leader-text="."/>
        </style:tab-stops>
      </style:paragraph-properties>
    </style:style>
    <style:style style:name="P115" style:family="paragraph" style:parent-style-name="Contents_20_2">
      <style:paragraph-properties>
        <style:tab-stops>
          <style:tab-stop style:position="14.801cm" style:type="right" style:leader-style="dotted" style:leader-text="."/>
        </style:tab-stops>
      </style:paragraph-properties>
    </style:style>
    <style:style style:name="P116" style:family="paragraph" style:parent-style-name="Text_20_Body_20_Full_20_Page">
      <style:text-properties fo:font-style="italic" officeooo:rsid="0d2c7bc4" officeooo:paragraph-rsid="0d41f391" style:font-style-asian="italic" style:font-style-complex="italic"/>
    </style:style>
    <style:style style:name="P117" style:family="paragraph" style:parent-style-name="Text_20_body" style:master-page-name="Standard">
      <style:paragraph-properties style:page-number="auto"/>
    </style:style>
    <style:style style:name="P118" style:family="paragraph" style:parent-style-name="Text_20_body" style:list-style-name="L1">
      <style:text-properties officeooo:rsid="0e7f6e12" officeooo:paragraph-rsid="0e7f6e12"/>
    </style:style>
    <style:style style:name="P119" style:family="paragraph" style:parent-style-name="Text_20_body" style:list-style-name="L1">
      <style:text-properties officeooo:rsid="0e7facc9" officeooo:paragraph-rsid="0e7facc9"/>
    </style:style>
    <style:style style:name="P120" style:family="paragraph" style:parent-style-name="Text_20_body" style:list-style-name="L1">
      <style:text-properties officeooo:rsid="0e7fb980" officeooo:paragraph-rsid="0e7fb980"/>
    </style:style>
    <style:style style:name="P121" style:family="paragraph" style:parent-style-name="Text_20_body" style:list-style-name="L2">
      <style:text-properties officeooo:rsid="0d693474" officeooo:paragraph-rsid="0d693474"/>
    </style:style>
    <style:style style:name="P122" style:family="paragraph" style:parent-style-name="Text_20_body" style:list-style-name="L3">
      <style:text-properties officeooo:rsid="0d693474" officeooo:paragraph-rsid="0d693474"/>
    </style:style>
    <style:style style:name="P123" style:family="paragraph" style:parent-style-name="Text_20_body" style:list-style-name="L2">
      <style:text-properties officeooo:rsid="0dedb96a" officeooo:paragraph-rsid="0dedb96a"/>
    </style:style>
    <style:style style:name="P124" style:family="paragraph" style:parent-style-name="Text_20_body" style:list-style-name="L4">
      <style:text-properties officeooo:rsid="0e0afba3" officeooo:paragraph-rsid="0e0b4098"/>
    </style:style>
    <style:style style:name="P125" style:family="paragraph" style:parent-style-name="Text_20_body" style:list-style-name="L5">
      <style:text-properties officeooo:rsid="0e0afba3" officeooo:paragraph-rsid="0e0afba3"/>
    </style:style>
    <style:style style:name="P126" style:family="paragraph" style:parent-style-name="Text_20_body" style:list-style-name="L4">
      <style:text-properties officeooo:rsid="0e0d486b" officeooo:paragraph-rsid="0e0d486b"/>
    </style:style>
    <style:style style:name="P127" style:family="paragraph" style:parent-style-name="Text_20_body" style:list-style-name="L4">
      <style:text-properties officeooo:rsid="0e14eca1" officeooo:paragraph-rsid="0e14eca1"/>
    </style:style>
    <style:style style:name="P128" style:family="paragraph" style:parent-style-name="Text_20_body" style:list-style-name="L4">
      <style:text-properties officeooo:rsid="0e0ebe17" officeooo:paragraph-rsid="0e0ebe17"/>
    </style:style>
    <style:style style:name="P129" style:family="paragraph" style:parent-style-name="Text_20_body" style:list-style-name="L4">
      <style:text-properties officeooo:rsid="0e146ddc" officeooo:paragraph-rsid="0e146ddc"/>
    </style:style>
    <style:style style:name="P130" style:family="paragraph" style:parent-style-name="Text_20_body" style:list-style-name="L5">
      <style:text-properties officeooo:rsid="0e13bee7" officeooo:paragraph-rsid="0e13bee7"/>
    </style:style>
    <style:style style:name="P131" style:family="paragraph" style:parent-style-name="Text_20_body" style:list-style-name="L5">
      <style:text-properties officeooo:rsid="0e16473a" officeooo:paragraph-rsid="0e16473a"/>
    </style:style>
    <style:style style:name="P132" style:family="paragraph" style:parent-style-name="Text_20_body" style:list-style-name="L5">
      <style:text-properties officeooo:rsid="0e12a450" officeooo:paragraph-rsid="0e12a450"/>
    </style:style>
    <style:style style:name="P133" style:family="paragraph" style:parent-style-name="Text_20_body" style:list-style-name="L6">
      <style:text-properties officeooo:rsid="0d8211b0" officeooo:paragraph-rsid="0e233371"/>
    </style:style>
    <style:style style:name="P134" style:family="paragraph" style:parent-style-name="Text_20_body" style:list-style-name="L6">
      <style:text-properties officeooo:rsid="0d8211b0" officeooo:paragraph-rsid="0dfb07df"/>
    </style:style>
    <style:style style:name="P135" style:family="paragraph" style:parent-style-name="Text_20_body" style:list-style-name="L7">
      <style:text-properties officeooo:rsid="0d80122d" officeooo:paragraph-rsid="0e1d5f8d"/>
    </style:style>
    <style:style style:name="P136" style:family="paragraph" style:parent-style-name="Text_20_body" style:list-style-name="L8">
      <style:text-properties officeooo:paragraph-rsid="0dfcfaba"/>
    </style:style>
    <style:style style:name="P137" style:family="paragraph" style:parent-style-name="Text_20_body" style:list-style-name="L8">
      <style:text-properties officeooo:rsid="0df454c1" officeooo:paragraph-rsid="0e05e1cd"/>
    </style:style>
    <style:style style:name="P138" style:family="paragraph" style:parent-style-name="Text_20_body" style:list-style-name="L9">
      <style:text-properties officeooo:rsid="0d9cb880" officeooo:paragraph-rsid="0e1d5f8d"/>
    </style:style>
    <style:style style:name="P139" style:family="paragraph" style:parent-style-name="Text_20_body" style:list-style-name="L10">
      <style:text-properties officeooo:rsid="0d6b7974" officeooo:paragraph-rsid="0d6b7974"/>
    </style:style>
    <style:style style:name="P140" style:family="paragraph" style:parent-style-name="Text_20_body" style:list-style-name="L11">
      <style:text-properties officeooo:rsid="0d6b7974" officeooo:paragraph-rsid="0d6b7974"/>
    </style:style>
    <style:style style:name="P141" style:family="paragraph" style:parent-style-name="Text_20_body" style:list-style-name="L11">
      <style:text-properties officeooo:rsid="0d6d7673" officeooo:paragraph-rsid="0d6d7673"/>
    </style:style>
    <style:style style:name="P142" style:family="paragraph" style:parent-style-name="Text_20_body" style:list-style-name="L11">
      <style:text-properties officeooo:rsid="0d6f6ba1" officeooo:paragraph-rsid="0d6f6ba1"/>
    </style:style>
    <style:style style:name="P143" style:family="paragraph" style:parent-style-name="Text_20_body" style:list-style-name="L12">
      <style:text-properties officeooo:rsid="0d76a4ab" officeooo:paragraph-rsid="0d76a4ab"/>
    </style:style>
    <style:style style:name="P144" style:family="paragraph" style:parent-style-name="Text_20_body" style:list-style-name="L13">
      <style:text-properties officeooo:rsid="0d7d4d88" officeooo:paragraph-rsid="0d7d4d88"/>
    </style:style>
    <style:style style:name="P145" style:family="paragraph" style:parent-style-name="Text_20_body" style:list-style-name="L14">
      <style:text-properties officeooo:rsid="0d8d8e27" officeooo:paragraph-rsid="0d8d8e27"/>
    </style:style>
    <style:style style:name="P146" style:family="paragraph" style:parent-style-name="Text_20_body" style:list-style-name="L15">
      <style:text-properties officeooo:rsid="0d90ea3f" officeooo:paragraph-rsid="0d90ea3f"/>
    </style:style>
    <style:style style:name="P147" style:family="paragraph" style:parent-style-name="Text_20_body" style:list-style-name="L16">
      <style:text-properties officeooo:paragraph-rsid="0d95252a"/>
    </style:style>
    <style:style style:name="P148" style:family="paragraph" style:parent-style-name="Text_20_body" style:list-style-name="L17">
      <style:text-properties officeooo:rsid="0da495f4" officeooo:paragraph-rsid="0da56c79"/>
    </style:style>
    <style:style style:name="P149" style:family="paragraph" style:parent-style-name="Text_20_body" style:list-style-name="L18">
      <style:text-properties officeooo:rsid="0e7b1d01" officeooo:paragraph-rsid="0e7b1d01"/>
    </style:style>
    <style:style style:name="P150" style:family="paragraph" style:parent-style-name="Text_20_body" style:list-style-name="L19">
      <style:text-properties officeooo:rsid="0d058dd0" officeooo:paragraph-rsid="0d3b09fa"/>
    </style:style>
    <style:style style:name="P151" style:family="paragraph" style:parent-style-name="Text_20_body" style:list-style-name="L19">
      <style:text-properties officeooo:rsid="0d058dd0" officeooo:paragraph-rsid="0d058dd0"/>
    </style:style>
    <style:style style:name="P152" style:family="paragraph" style:parent-style-name="Text_20_body" style:list-style-name="L21">
      <style:text-properties officeooo:rsid="0d058dd0" officeooo:paragraph-rsid="0d058dd0"/>
    </style:style>
    <style:style style:name="P153" style:family="paragraph" style:parent-style-name="Text_20_body" style:list-style-name="L19">
      <style:text-properties officeooo:rsid="0d085a77" officeooo:paragraph-rsid="0d085a77"/>
    </style:style>
    <style:style style:name="P154" style:family="paragraph" style:parent-style-name="Text_20_body" style:list-style-name="L20">
      <style:text-properties officeooo:rsid="0d085a77" officeooo:paragraph-rsid="0d085a77"/>
    </style:style>
    <style:style style:name="P155" style:family="paragraph" style:parent-style-name="Text_20_body" style:list-style-name="L20">
      <style:text-properties officeooo:rsid="0d06c501" officeooo:paragraph-rsid="0d085a77"/>
    </style:style>
    <style:style style:name="P156" style:family="paragraph" style:parent-style-name="Text_20_body" style:list-style-name="L21">
      <style:text-properties officeooo:rsid="0d06c501" officeooo:paragraph-rsid="0d0a210d"/>
    </style:style>
    <style:style style:name="P157" style:family="paragraph" style:parent-style-name="Text_20_body" style:list-style-name="L20">
      <style:text-properties officeooo:rsid="0d381688" officeooo:paragraph-rsid="0d397d6c"/>
    </style:style>
    <style:style style:name="P158" style:family="paragraph" style:parent-style-name="Text_20_body" style:list-style-name="L21">
      <style:text-properties officeooo:rsid="0d381688" officeooo:paragraph-rsid="0d397d6c"/>
    </style:style>
    <style:style style:name="P159" style:family="paragraph" style:parent-style-name="Text_20_body" style:list-style-name="L21">
      <style:text-properties officeooo:rsid="0d0a210d" officeooo:paragraph-rsid="0d0a210d"/>
    </style:style>
    <style:style style:name="P160" style:family="paragraph" style:parent-style-name="Text_20_body" style:list-style-name="L22">
      <style:text-properties officeooo:rsid="0d0a210d" officeooo:paragraph-rsid="0d0a210d"/>
    </style:style>
    <style:style style:name="P161" style:family="paragraph" style:parent-style-name="Text_20_body" style:list-style-name="L21">
      <style:text-properties officeooo:rsid="0d064216" officeooo:paragraph-rsid="0d397d6c"/>
    </style:style>
    <style:style style:name="P162" style:family="paragraph" style:parent-style-name="Text_20_body" style:list-style-name="L21">
      <style:text-properties officeooo:rsid="0d397d6c" officeooo:paragraph-rsid="0d397d6c"/>
    </style:style>
    <style:style style:name="P163" style:family="paragraph" style:parent-style-name="Text_20_body" style:list-style-name="L22">
      <style:text-properties officeooo:rsid="0d3c014f" officeooo:paragraph-rsid="0d3c014f"/>
    </style:style>
    <style:style style:name="P164" style:family="paragraph" style:parent-style-name="Text_20_body" style:list-style-name="L20">
      <style:text-properties officeooo:rsid="0d3e02b3" officeooo:paragraph-rsid="0d3e02b3"/>
    </style:style>
    <style:style style:name="P165" style:family="paragraph" style:parent-style-name="Text_20_body" style:list-style-name="L23">
      <style:text-properties officeooo:rsid="0d4f6dbc" officeooo:paragraph-rsid="0d4f6dbc"/>
    </style:style>
    <style:style style:name="P166" style:family="paragraph" style:parent-style-name="Text_20_body" style:list-style-name="L23">
      <style:text-properties officeooo:rsid="0d4fc77e" officeooo:paragraph-rsid="0d4fc77e"/>
    </style:style>
    <style:style style:name="P167" style:family="paragraph" style:parent-style-name="Text_20_body" style:list-style-name="L24">
      <style:text-properties officeooo:rsid="0dd2dce1" officeooo:paragraph-rsid="0e57d31e"/>
    </style:style>
    <style:style style:name="P168" style:family="paragraph" style:parent-style-name="Text_20_body" style:list-style-name="L25">
      <style:text-properties officeooo:paragraph-rsid="0dafd84f"/>
    </style:style>
    <style:style style:name="P169" style:family="paragraph" style:parent-style-name="Text_20_body" style:list-style-name="L25">
      <style:text-properties officeooo:rsid="0db28fd4" officeooo:paragraph-rsid="0dafd84f"/>
    </style:style>
    <style:style style:name="P170" style:family="paragraph" style:parent-style-name="Text_20_body" style:list-style-name="L25">
      <style:text-properties officeooo:rsid="0db28fd4" officeooo:paragraph-rsid="0db28fd4"/>
    </style:style>
    <style:style style:name="P171" style:family="paragraph" style:parent-style-name="Text_20_body" style:list-style-name="L25">
      <style:text-properties officeooo:rsid="0db3b418" officeooo:paragraph-rsid="0de38925"/>
    </style:style>
    <style:style style:name="P172" style:family="paragraph" style:parent-style-name="Text_20_body" style:list-style-name="L25">
      <style:text-properties officeooo:rsid="0db55b7d" officeooo:paragraph-rsid="0de38925"/>
    </style:style>
    <style:style style:name="P173" style:family="paragraph" style:parent-style-name="Text_20_body" style:list-style-name="L25">
      <style:text-properties officeooo:rsid="0db161de" officeooo:paragraph-rsid="0de38925"/>
    </style:style>
    <style:style style:name="P174" style:family="paragraph" style:parent-style-name="Text_20_body" style:list-style-name="L25">
      <style:text-properties officeooo:rsid="0dc95427" officeooo:paragraph-rsid="0debcba2"/>
    </style:style>
    <style:style style:name="P175" style:family="paragraph" style:parent-style-name="Text_20_body" style:list-style-name="L25">
      <style:text-properties officeooo:rsid="0dc39abe" officeooo:paragraph-rsid="0debcba2"/>
    </style:style>
    <style:style style:name="P176" style:family="paragraph" style:parent-style-name="Text_20_body" style:list-style-name="L25">
      <style:text-properties officeooo:rsid="0daeb4ab" officeooo:paragraph-rsid="0db161de"/>
    </style:style>
    <style:style style:name="P177" style:family="paragraph" style:parent-style-name="Text_20_body" style:list-style-name="L25">
      <style:text-properties officeooo:rsid="0db6518f" officeooo:paragraph-rsid="0de38925"/>
    </style:style>
    <style:style style:name="P178" style:family="paragraph" style:parent-style-name="Text_20_body" style:list-style-name="L25">
      <style:text-properties officeooo:rsid="0dc0acaf" officeooo:paragraph-rsid="0dc0acaf"/>
    </style:style>
    <style:style style:name="P179" style:family="paragraph" style:parent-style-name="Text_20_body" style:list-style-name="L25">
      <style:text-properties officeooo:rsid="0dc0acaf" officeooo:paragraph-rsid="0de38925"/>
    </style:style>
    <style:style style:name="P180" style:family="paragraph" style:parent-style-name="Text_20_body" style:list-style-name="L26">
      <style:text-properties officeooo:rsid="0de97cf8" officeooo:paragraph-rsid="0dda8882"/>
    </style:style>
    <style:style style:name="P181" style:family="paragraph" style:parent-style-name="Text_20_body" style:list-style-name="L27">
      <style:text-properties officeooo:rsid="0e523a53" officeooo:paragraph-rsid="0e523a53"/>
    </style:style>
    <style:style style:name="P182" style:family="paragraph" style:parent-style-name="Text_20_body" style:list-style-name="L27">
      <style:text-properties officeooo:rsid="0e523a53" officeooo:paragraph-rsid="0e5acb39"/>
    </style:style>
    <style:style style:name="P183" style:family="paragraph" style:parent-style-name="Text_20_body" style:list-style-name="L27">
      <style:text-properties officeooo:rsid="0e5acb39" officeooo:paragraph-rsid="0e5acb39"/>
    </style:style>
    <style:style style:name="P184" style:family="paragraph" style:parent-style-name="Text_20_body" style:list-style-name="L28">
      <style:text-properties officeooo:rsid="0e575735" officeooo:paragraph-rsid="0e575735"/>
    </style:style>
    <style:style style:name="P185" style:family="paragraph" style:parent-style-name="Text_20_body" style:list-style-name="L28">
      <style:text-properties officeooo:rsid="0e55ee3c" officeooo:paragraph-rsid="0e55ee3c"/>
    </style:style>
    <style:style style:name="P186" style:family="paragraph" style:parent-style-name="Text_20_body">
      <style:text-properties officeooo:rsid="0e9fc9b6" officeooo:paragraph-rsid="0e9fc9b6"/>
    </style:style>
    <style:style style:name="P187" style:family="paragraph" style:parent-style-name="Text_20_body">
      <style:text-properties officeooo:rsid="0f325174" officeooo:paragraph-rsid="0ea3807d"/>
    </style:style>
    <style:style style:name="P188" style:family="paragraph" style:parent-style-name="Text_20_body">
      <style:text-properties fo:language="en" fo:country="US" officeooo:rsid="0f339f69" officeooo:paragraph-rsid="0ea3807d"/>
    </style:style>
    <style:style style:name="P189" style:family="paragraph" style:parent-style-name="Text_20_body">
      <style:text-properties officeooo:rsid="0d7aa05a" officeooo:paragraph-rsid="0ea48c18"/>
    </style:style>
    <style:style style:name="P190" style:family="paragraph" style:parent-style-name="Text_20_body">
      <style:text-properties officeooo:rsid="0eece460" officeooo:paragraph-rsid="0ea48c18"/>
    </style:style>
    <style:style style:name="P191" style:family="paragraph" style:parent-style-name="Text_20_body" style:list-style-name="L29">
      <style:text-properties officeooo:rsid="0ece0d31" officeooo:paragraph-rsid="0ea48c18"/>
    </style:style>
    <style:style style:name="P192" style:family="paragraph" style:parent-style-name="Text_20_body">
      <style:text-properties officeooo:rsid="0ece0d31" officeooo:paragraph-rsid="0ea48c18"/>
    </style:style>
    <style:style style:name="P193" style:family="paragraph" style:parent-style-name="Text_20_body" style:list-style-name="L29">
      <style:text-properties officeooo:rsid="0ecfd903" officeooo:paragraph-rsid="0ea48c18"/>
    </style:style>
    <style:style style:name="P194" style:family="paragraph" style:parent-style-name="Text_20_body">
      <style:text-properties officeooo:rsid="0ed1b644" officeooo:paragraph-rsid="0ea48c18"/>
    </style:style>
    <style:style style:name="P195" style:family="paragraph" style:parent-style-name="Text_20_body">
      <style:text-properties officeooo:paragraph-rsid="0ea48c18"/>
    </style:style>
    <style:style style:name="P196" style:family="paragraph" style:parent-style-name="Text_20_body">
      <style:text-properties officeooo:rsid="0dd4da91" officeooo:paragraph-rsid="0dd4da91"/>
    </style:style>
    <style:style style:name="P197" style:family="paragraph" style:parent-style-name="Text_20_body">
      <style:text-properties officeooo:rsid="0ef53ad2" officeooo:paragraph-rsid="0ea48c18"/>
    </style:style>
    <style:style style:name="P198" style:family="paragraph" style:parent-style-name="Text_20_body">
      <style:text-properties officeooo:rsid="0ef15351" officeooo:paragraph-rsid="0ea48c18"/>
    </style:style>
    <style:style style:name="P199" style:family="paragraph" style:parent-style-name="Text_20_body">
      <style:text-properties officeooo:rsid="0f003dda" officeooo:paragraph-rsid="0ea48c18"/>
    </style:style>
    <style:style style:name="P200" style:family="paragraph" style:parent-style-name="Text_20_body">
      <style:text-properties officeooo:rsid="0ef17717" officeooo:paragraph-rsid="0ea48c18"/>
    </style:style>
    <style:style style:name="P201" style:family="paragraph" style:parent-style-name="Text_20_body">
      <style:text-properties officeooo:rsid="0ef4234f" officeooo:paragraph-rsid="0ea48c18"/>
    </style:style>
    <style:style style:name="P202" style:family="paragraph" style:parent-style-name="Text_20_body">
      <style:text-properties officeooo:rsid="0f05d4c8" officeooo:paragraph-rsid="0ea48c18"/>
    </style:style>
    <style:style style:name="P203" style:family="paragraph" style:parent-style-name="Heading_20_1">
      <style:text-properties officeooo:paragraph-rsid="0e9fc9b6"/>
    </style:style>
    <style:style style:name="P204" style:family="paragraph" style:parent-style-name="Heading_20_1">
      <style:paragraph-properties fo:break-before="page"/>
      <style:text-properties officeooo:rsid="0e9fc9b6" officeooo:paragraph-rsid="0e9fc9b6"/>
    </style:style>
    <style:style style:name="P205" style:family="paragraph" style:parent-style-name="Heading_20_3">
      <style:text-properties officeooo:paragraph-rsid="0d693474"/>
    </style:style>
    <style:style style:name="P206" style:family="paragraph" style:parent-style-name="Heading_20_3">
      <style:text-properties officeooo:paragraph-rsid="0e1d5f8d"/>
    </style:style>
    <style:style style:name="P207" style:family="paragraph" style:parent-style-name="Heading_20_3">
      <style:text-properties officeooo:paragraph-rsid="0dfa1c0d"/>
    </style:style>
    <style:style style:name="P208" style:family="paragraph" style:parent-style-name="Heading_20_3">
      <style:text-properties officeooo:paragraph-rsid="0ea3807d"/>
    </style:style>
    <style:style style:name="P209" style:family="paragraph" style:parent-style-name="Heading_20_3">
      <style:text-properties officeooo:paragraph-rsid="0ea48c18"/>
    </style:style>
    <style:style style:name="P210" style:family="paragraph" style:parent-style-name="Heading_20_2">
      <style:text-properties officeooo:rsid="0e8f426c" officeooo:paragraph-rsid="0e8f426c"/>
    </style:style>
    <style:style style:name="P211" style:family="paragraph" style:parent-style-name="Heading_20_2">
      <style:text-properties officeooo:rsid="0e90506d" officeooo:paragraph-rsid="0e90506d"/>
    </style:style>
    <style:style style:name="P212" style:family="paragraph" style:parent-style-name="Heading_20_2">
      <style:text-properties officeooo:rsid="0dec2ff8" officeooo:paragraph-rsid="0dec2ff8"/>
    </style:style>
    <style:style style:name="P213" style:family="paragraph" style:parent-style-name="Heading_20_2">
      <style:text-properties officeooo:paragraph-rsid="0ea48c18"/>
    </style:style>
    <style:style style:name="P214" style:family="paragraph" style:parent-style-name="Heading_20_4">
      <style:text-properties officeooo:paragraph-rsid="0dfb07df"/>
    </style:style>
    <style:style style:name="P215" style:family="paragraph" style:parent-style-name="Heading_20_4">
      <style:text-properties officeooo:rsid="0e1d5f8d" officeooo:paragraph-rsid="0e1d5f8d"/>
    </style:style>
    <style:style style:name="P216" style:family="paragraph" style:parent-style-name="Heading_20_4">
      <style:text-properties officeooo:paragraph-rsid="0e1d5f8d"/>
    </style:style>
    <style:style style:name="P217" style:family="paragraph" style:parent-style-name="Heading_20_4">
      <style:text-properties officeooo:rsid="0dfc3468" officeooo:paragraph-rsid="0dfc3468"/>
    </style:style>
    <style:style style:name="P218" style:family="paragraph" style:parent-style-name="Heading_20_4">
      <style:text-properties officeooo:paragraph-rsid="0dfa1c0d"/>
    </style:style>
    <style:style style:name="P219" style:family="paragraph" style:parent-style-name="Heading_20_4">
      <style:text-properties officeooo:rsid="0e9c5f66" officeooo:paragraph-rsid="0e9de063"/>
    </style:style>
    <style:style style:name="P220" style:family="paragraph" style:parent-style-name="Heading_20_4">
      <style:text-properties officeooo:rsid="0d998e11" officeooo:paragraph-rsid="0d998e11"/>
    </style:style>
    <style:style style:name="P221" style:family="paragraph" style:parent-style-name="Heading_20_4">
      <style:text-properties officeooo:rsid="0d54ac77"/>
    </style:style>
    <style:style style:name="T1" style:family="text">
      <style:text-properties fo:font-style="italic" style:font-style-asian="italic" style:font-style-complex="italic"/>
    </style:style>
    <style:style style:name="T2" style:family="text">
      <style:text-properties fo:font-style="italic" officeooo:rsid="0d7362c4" style:font-style-asian="italic" style:font-style-complex="italic"/>
    </style:style>
    <style:style style:name="T3" style:family="text">
      <style:text-properties fo:font-style="italic" officeooo:rsid="0d85c502" style:font-style-asian="italic" style:font-style-complex="italic"/>
    </style:style>
    <style:style style:name="T4" style:family="text">
      <style:text-properties fo:font-style="italic" officeooo:rsid="0d8d8e27" style:font-style-asian="italic" style:font-style-complex="italic"/>
    </style:style>
    <style:style style:name="T5" style:family="text">
      <style:text-properties fo:font-style="italic" officeooo:rsid="0d95252a" style:font-style-asian="italic" style:font-style-complex="italic"/>
    </style:style>
    <style:style style:name="T6" style:family="text">
      <style:text-properties fo:font-style="italic" officeooo:rsid="0da33562" style:font-style-asian="italic" style:font-style-complex="italic"/>
    </style:style>
    <style:style style:name="T7" style:family="text">
      <style:text-properties fo:font-style="italic" officeooo:rsid="0da36adf" style:font-style-asian="italic" style:font-style-complex="italic"/>
    </style:style>
    <style:style style:name="T8" style:family="text">
      <style:text-properties fo:font-style="italic" officeooo:rsid="0de38925" style:font-style-asian="italic" style:font-style-complex="italic"/>
    </style:style>
    <style:style style:name="T9" style:family="text">
      <style:text-properties fo:font-style="italic" officeooo:rsid="0dfcfaba" style:font-style-asian="italic" style:font-style-complex="italic"/>
    </style:style>
    <style:style style:name="T10" style:family="text">
      <style:text-properties fo:font-style="italic" officeooo:rsid="0e052b62" style:font-style-asian="italic" style:font-style-complex="italic"/>
    </style:style>
    <style:style style:name="T11" style:family="text">
      <style:text-properties fo:font-style="italic" officeooo:rsid="0e1d5f8d" style:font-style-asian="italic" style:font-style-complex="italic"/>
    </style:style>
    <style:style style:name="T12" style:family="text">
      <style:text-properties fo:font-style="italic" officeooo:rsid="0e2299c0"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ce63539"/>
    </style:style>
    <style:style style:name="T15" style:family="text">
      <style:text-properties officeooo:rsid="0d1716a2"/>
    </style:style>
    <style:style style:name="T16" style:family="text">
      <style:text-properties officeooo:rsid="0d395e61"/>
    </style:style>
    <style:style style:name="T17" style:family="text">
      <style:text-properties officeooo:rsid="0d3bda91"/>
    </style:style>
    <style:style style:name="T18" style:family="text">
      <style:text-properties officeooo:rsid="0d5148cd"/>
    </style:style>
    <style:style style:name="T19" style:family="text">
      <style:text-properties officeooo:rsid="0d52cc2c"/>
    </style:style>
    <style:style style:name="T20" style:family="text">
      <style:text-properties officeooo:rsid="0d54ac77"/>
    </style:style>
    <style:style style:name="T21" style:family="text">
      <style:text-properties officeooo:rsid="0d641a8b"/>
    </style:style>
    <style:style style:name="T22" style:family="text">
      <style:text-properties officeooo:rsid="0d642d48"/>
    </style:style>
    <style:style style:name="T23" style:family="text">
      <style:text-properties officeooo:rsid="0d65bd7f"/>
    </style:style>
    <style:style style:name="T24" style:family="text">
      <style:text-properties officeooo:rsid="0d672746"/>
    </style:style>
    <style:style style:name="T25" style:family="text">
      <style:text-properties officeooo:rsid="0d69e587"/>
    </style:style>
    <style:style style:name="T26" style:family="text">
      <style:text-properties officeooo:rsid="0d729a0b"/>
    </style:style>
    <style:style style:name="T27" style:family="text">
      <style:text-properties officeooo:rsid="0d7362c4"/>
    </style:style>
    <style:style style:name="T28" style:family="text">
      <style:text-properties officeooo:rsid="0d78ce61"/>
    </style:style>
    <style:style style:name="T29" style:family="text">
      <style:text-properties officeooo:rsid="0d7b3e81"/>
    </style:style>
    <style:style style:name="T30" style:family="text">
      <style:text-properties officeooo:rsid="0d7be38b"/>
    </style:style>
    <style:style style:name="T31" style:family="text">
      <style:text-properties officeooo:rsid="0d827d58"/>
    </style:style>
    <style:style style:name="T32" style:family="text">
      <style:text-properties officeooo:rsid="0d844876"/>
    </style:style>
    <style:style style:name="T33" style:family="text">
      <style:text-properties officeooo:rsid="0d85c502"/>
    </style:style>
    <style:style style:name="T34" style:family="text">
      <style:text-properties officeooo:rsid="0d86e289"/>
    </style:style>
    <style:style style:name="T35" style:family="text">
      <style:text-properties officeooo:rsid="0d8cc553"/>
    </style:style>
    <style:style style:name="T36" style:family="text">
      <style:text-properties officeooo:rsid="0d8d8e27"/>
    </style:style>
    <style:style style:name="T37" style:family="text">
      <style:text-properties officeooo:rsid="0d90ea3f"/>
    </style:style>
    <style:style style:name="T38" style:family="text">
      <style:text-properties officeooo:rsid="0d9379a6"/>
    </style:style>
    <style:style style:name="T39" style:family="text">
      <style:text-properties officeooo:rsid="0d95252a"/>
    </style:style>
    <style:style style:name="T40" style:family="text">
      <style:text-properties officeooo:rsid="0d9611f4"/>
    </style:style>
    <style:style style:name="T41" style:family="text">
      <style:text-properties officeooo:rsid="0d973a05"/>
    </style:style>
    <style:style style:name="T42" style:family="text">
      <style:text-properties officeooo:rsid="0d99d177"/>
    </style:style>
    <style:style style:name="T43" style:family="text">
      <style:text-properties officeooo:rsid="0d9e27f6"/>
    </style:style>
    <style:style style:name="T44" style:family="text">
      <style:text-properties officeooo:rsid="0d9fae58"/>
    </style:style>
    <style:style style:name="T45" style:family="text">
      <style:text-properties officeooo:rsid="0da0ad19"/>
    </style:style>
    <style:style style:name="T46" style:family="text">
      <style:text-properties officeooo:rsid="0da33562"/>
    </style:style>
    <style:style style:name="T47" style:family="text">
      <style:text-properties officeooo:rsid="0da36adf"/>
    </style:style>
    <style:style style:name="T48" style:family="text">
      <style:text-properties officeooo:rsid="0da61f03"/>
    </style:style>
    <style:style style:name="T49" style:family="text">
      <style:text-properties officeooo:rsid="0daa17bd"/>
    </style:style>
    <style:style style:name="T50" style:family="text">
      <style:text-properties officeooo:rsid="0dad2858"/>
    </style:style>
    <style:style style:name="T51" style:family="text">
      <style:text-properties officeooo:rsid="0dbf86ec"/>
    </style:style>
    <style:style style:name="T52" style:family="text">
      <style:text-properties officeooo:rsid="0dc0acaf"/>
    </style:style>
    <style:style style:name="T53" style:family="text">
      <style:text-properties officeooo:rsid="0dc3c27a"/>
    </style:style>
    <style:style style:name="T54" style:family="text">
      <style:text-properties officeooo:rsid="0dc7c6f0"/>
    </style:style>
    <style:style style:name="T55" style:family="text">
      <style:text-properties officeooo:rsid="0dc84c4a"/>
    </style:style>
    <style:style style:name="T56" style:family="text">
      <style:text-properties officeooo:rsid="0dcba5ea"/>
    </style:style>
    <style:style style:name="T57" style:family="text">
      <style:text-properties officeooo:rsid="0dcdf67e"/>
    </style:style>
    <style:style style:name="T58" style:family="text">
      <style:text-properties officeooo:rsid="0dd0d97d"/>
    </style:style>
    <style:style style:name="T59" style:family="text">
      <style:text-properties officeooo:rsid="0dd22138"/>
    </style:style>
    <style:style style:name="T60" style:family="text">
      <style:text-properties officeooo:rsid="0dd5e16e"/>
    </style:style>
    <style:style style:name="T61" style:family="text">
      <style:text-properties officeooo:rsid="0dd77c15"/>
    </style:style>
    <style:style style:name="T62" style:family="text">
      <style:text-properties officeooo:rsid="0dd7eded"/>
    </style:style>
    <style:style style:name="T63" style:family="text">
      <style:text-properties officeooo:rsid="0dd8b721"/>
    </style:style>
    <style:style style:name="T64" style:family="text">
      <style:text-properties officeooo:rsid="0ddb5a08"/>
    </style:style>
    <style:style style:name="T65" style:family="text">
      <style:text-properties officeooo:rsid="0ddc4c09"/>
    </style:style>
    <style:style style:name="T66" style:family="text">
      <style:text-properties officeooo:rsid="0dde63eb"/>
    </style:style>
    <style:style style:name="T67" style:family="text">
      <style:text-properties officeooo:rsid="0de24bf6"/>
    </style:style>
    <style:style style:name="T68" style:family="text">
      <style:text-properties officeooo:rsid="0de38925"/>
    </style:style>
    <style:style style:name="T69" style:family="text">
      <style:text-properties officeooo:rsid="0de4fa15"/>
    </style:style>
    <style:style style:name="T70" style:family="text">
      <style:text-properties officeooo:rsid="0de6da42"/>
    </style:style>
    <style:style style:name="T71" style:family="text">
      <style:text-properties officeooo:rsid="0dec72bf"/>
    </style:style>
    <style:style style:name="T72" style:family="text">
      <style:text-properties officeooo:rsid="0def4254"/>
    </style:style>
    <style:style style:name="T73" style:family="text">
      <style:text-properties officeooo:rsid="0df111a1"/>
    </style:style>
    <style:style style:name="T74" style:family="text">
      <style:text-properties officeooo:rsid="0df31025"/>
    </style:style>
    <style:style style:name="T75" style:family="text">
      <style:text-properties officeooo:rsid="0df3a6d2"/>
    </style:style>
    <style:style style:name="T76" style:family="text">
      <style:text-properties officeooo:rsid="0df454c1"/>
    </style:style>
    <style:style style:name="T77" style:family="text">
      <style:text-properties officeooo:rsid="0dfa1c0d"/>
    </style:style>
    <style:style style:name="T78" style:family="text">
      <style:text-properties officeooo:rsid="0dfc3468"/>
    </style:style>
    <style:style style:name="T79" style:family="text">
      <style:text-properties officeooo:rsid="0dfcfaba"/>
    </style:style>
    <style:style style:name="T80" style:family="text">
      <style:text-properties officeooo:rsid="0e00cdab"/>
    </style:style>
    <style:style style:name="T81" style:family="text">
      <style:text-properties officeooo:rsid="0e01ec2b"/>
    </style:style>
    <style:style style:name="T82" style:family="text">
      <style:text-properties officeooo:rsid="0e05e1cd"/>
    </style:style>
    <style:style style:name="T83" style:family="text">
      <style:text-properties officeooo:rsid="0e0b4098"/>
    </style:style>
    <style:style style:name="T84" style:family="text">
      <style:text-properties officeooo:rsid="0e146ddc"/>
    </style:style>
    <style:style style:name="T85" style:family="text">
      <style:text-properties officeooo:rsid="0e16473a"/>
    </style:style>
    <style:style style:name="T86" style:family="text">
      <style:text-properties officeooo:rsid="0e17ed88"/>
    </style:style>
    <style:style style:name="T87" style:family="text">
      <style:text-properties officeooo:rsid="0e1d5f8d"/>
    </style:style>
    <style:style style:name="T88" style:family="text">
      <style:text-properties officeooo:rsid="0e1eab64"/>
    </style:style>
    <style:style style:name="T89" style:family="text">
      <style:text-properties officeooo:rsid="0e1f25b6"/>
    </style:style>
    <style:style style:name="T90" style:family="text">
      <style:text-properties officeooo:rsid="0e2051d1"/>
    </style:style>
    <style:style style:name="T91" style:family="text">
      <style:text-properties officeooo:rsid="0e523a53"/>
    </style:style>
    <style:style style:name="T92" style:family="text">
      <style:text-properties officeooo:rsid="0e540740"/>
    </style:style>
    <style:style style:name="T93" style:family="text">
      <style:text-properties officeooo:rsid="0e574ae4"/>
    </style:style>
    <style:style style:name="T94" style:family="text">
      <style:text-properties officeooo:rsid="0e579110"/>
    </style:style>
    <style:style style:name="T95" style:family="text">
      <style:text-properties officeooo:rsid="0e58d1bf"/>
    </style:style>
    <style:style style:name="T96" style:family="text">
      <style:text-properties officeooo:rsid="0e5acb39"/>
    </style:style>
    <style:style style:name="T97" style:family="text">
      <style:text-properties officeooo:rsid="0e733ef7"/>
    </style:style>
    <style:style style:name="T98" style:family="text">
      <style:text-properties officeooo:rsid="0e74f80e"/>
    </style:style>
    <style:style style:name="T99" style:family="text">
      <style:text-properties officeooo:rsid="0e7c0784"/>
    </style:style>
    <style:style style:name="T100" style:family="text">
      <style:text-properties officeooo:rsid="0e7ce9da"/>
    </style:style>
    <style:style style:name="T101" style:family="text">
      <style:text-properties officeooo:rsid="0e7e826d"/>
    </style:style>
    <style:style style:name="T102" style:family="text">
      <style:text-properties officeooo:rsid="0e7f75d0"/>
    </style:style>
    <style:style style:name="T103" style:family="text">
      <style:text-properties officeooo:rsid="0e88757b"/>
    </style:style>
    <style:style style:name="T104" style:family="text">
      <style:text-properties officeooo:rsid="0e918c25"/>
    </style:style>
    <style:style style:name="T105" style:family="text">
      <style:text-properties officeooo:rsid="0e92c1b6"/>
    </style:style>
    <style:style style:name="T106" style:family="text">
      <style:text-properties officeooo:rsid="0e949b60"/>
    </style:style>
    <style:style style:name="T107" style:family="text">
      <style:text-properties officeooo:rsid="0e94a704"/>
    </style:style>
    <style:style style:name="T108" style:family="text">
      <style:text-properties officeooo:rsid="0e94b63f"/>
    </style:style>
    <style:style style:name="T109" style:family="text">
      <style:text-properties officeooo:rsid="0e951ea0"/>
    </style:style>
    <style:style style:name="T110" style:family="text">
      <style:text-properties officeooo:rsid="0e9c5f66"/>
    </style:style>
    <style:style style:name="T111" style:family="text">
      <style:text-properties officeooo:rsid="0e9de063"/>
    </style:style>
    <style:style style:name="T112" style:family="text">
      <style:text-properties officeooo:rsid="0ea02398"/>
    </style:style>
    <style:style style:name="T113" style:family="text">
      <style:text-properties fo:language="cs" fo:country="CZ"/>
    </style:style>
    <style:style style:name="T114" style:family="text">
      <style:text-properties fo:language="cs" fo:country="CZ" officeooo:rsid="0f350a67"/>
    </style:style>
    <style:style style:name="T115" style:family="text">
      <style:text-properties fo:language="cs" fo:country="CZ" officeooo:rsid="0f36eafe"/>
    </style:style>
    <style:style style:name="T116" style:family="text">
      <style:text-properties officeooo:rsid="0f33108b"/>
    </style:style>
    <style:style style:name="T117" style:family="text">
      <style:text-properties fo:language="en" fo:country="US" officeooo:rsid="0f33108b"/>
    </style:style>
    <style:style style:name="T118" style:family="text">
      <style:text-properties officeooo:rsid="0eee8d68"/>
    </style:style>
    <style:style style:name="T119" style:family="text">
      <style:text-properties officeooo:rsid="0ed364dc"/>
    </style:style>
    <style:style style:name="T120" style:family="text">
      <style:text-properties officeooo:rsid="0f0185c0"/>
    </style:style>
    <style:style style:name="T121" style:family="text">
      <style:text-properties officeooo:rsid="0ef96906"/>
    </style:style>
    <style:style style:name="T122" style:family="text">
      <style:text-properties officeooo:rsid="0ef6a808"/>
    </style:style>
    <style:style style:name="T123" style:family="text">
      <style:text-properties officeooo:rsid="0ef53ad2"/>
    </style:style>
    <style:style style:name="T124" style:family="text">
      <style:text-properties officeooo:rsid="0f078e98"/>
    </style:style>
    <style:style style:name="T125" style:family="text">
      <style:text-properties officeooo:rsid="0f07ab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Text_20_body"/>
      <text:p text:style-name="Text_20_body"/>
      <text:p text:style-name="P103">Dakara</text:p>
      <text:p text:style-name="P102"/>
      <text:p text:style-name="P102"/>
      <text:p text:style-name="P105">Dungeoncrawl</text:p>
      <text:p text:style-name="P104"/>
      <text:p text:style-name="P104"/>
      <text:p text:style-name="P104"/>
      <text:p text:style-name="P104"/>
      <text:p text:style-name="P104"/>
      <text:p text:style-name="P104"/>
      <text:p text:style-name="P104"/>
      <text:p text:style-name="P106">Společenská hra na prožívání příběhů</text:p>
      <text:p text:style-name="P106"/>
      <text:p text:style-name="P107"/>
      <text:p text:style-name="P3">Michal Světlý</text:p>
      <text:p text:style-name="P1"/>
      <text:p text:style-name="P11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4"><text:a xlink:type="simple" xlink:href="#__RefHeading__3677_1609543204" text:style-name="Internet_20_link" text:visited-style-name="Internet_20_link">Tvorba postavy</text:a><text:tab/>3</text:p>
          <text:p text:style-name="P114"><text:a xlink:type="simple" xlink:href="#__RefHeading__3679_1609543204" text:style-name="Internet_20_link" text:visited-style-name="Internet_20_link">Postup na vyšší úroveň</text:a><text:tab/>3</text:p>
          <text:p text:style-name="P114"><text:a xlink:type="simple" xlink:href="#__RefHeading__2533_826931603" text:style-name="Internet_20_link" text:visited-style-name="Internet_20_link">Povolání</text:a><text:tab/>4</text:p>
          <text:p text:style-name="P115"><text:a xlink:type="simple" xlink:href="#__RefHeading__3681_1609543204" text:style-name="Internet_20_link" text:visited-style-name="Internet_20_link">Válečník</text:a><text:tab/>4</text:p>
          <text:p text:style-name="P115"><text:a xlink:type="simple" xlink:href="#__RefHeading__3683_1609543204" text:style-name="Internet_20_link" text:visited-style-name="Internet_20_link">Kouzelník</text:a><text:tab/>5</text:p>
          <text:p text:style-name="P115"><text:a xlink:type="simple" xlink:href="#__RefHeading__3685_1609543204" text:style-name="Internet_20_link" text:visited-style-name="Internet_20_link">Hraničář</text:a><text:tab/>5</text:p>
          <text:p text:style-name="P115"><text:a xlink:type="simple" xlink:href="#__RefHeading__3687_1609543204" text:style-name="Internet_20_link" text:visited-style-name="Internet_20_link">Dobrodruh</text:a><text:tab/>6</text:p>
          <text:p text:style-name="P114"><text:a xlink:type="simple" xlink:href="#__RefHeading__3689_1609543204" text:style-name="Internet_20_link" text:visited-style-name="Internet_20_link">Obecné dovednosti</text:a><text:tab/>7</text:p>
        </text:index-body>
      </text:table-of-content>
      <text:p text:style-name="P10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Verze 0.<text:span text:style-name="T14">0</text:span></text:p>
      <text:p text:style-name="P108"/>
      <text:h text:style-name="P204" text:outline-level="1"><text:bookmark-start text:name="__RefHeading__3259_944362495"/>Mechaniky<text:bookmark-end text:name="__RefHeading__3259_944362495"/></text:h>
      <text:p text:style-name="P100">Postřeh vs hledání</text:p>
      <text:p text:style-name="P100">Hledání/odstraňování pastí</text:p>
      <text:p text:style-name="P100">Dodge před pastí/<text:span text:style-name="T112">padajícím balvanem</text:span></text:p>
      <text:h text:style-name="P208" text:outline-level="3">Kondice</text:h>
      <text:p text:style-name="P188"><text:span text:style-name="T113">Všichni stejný růst.</text:span></text:p>
      <text:p text:style-name="P188"><text:span text:style-name="T113">- </text:span><text:span text:style-name="T114">10 na 1. úrovni, +1 za každou další?</text:span></text:p>
      <text:p text:style-name="P188"><text:span text:style-name="T114">/* </text:span><text:span text:style-name="T115">Jo, to zní dobře – jednoduchost FTW</text:span><text:span text:style-name="T114"> */</text:span></text:p>
      <text:p text:style-name="P187">/*</text:p>
      <text:p text:style-name="P187">Základní hodnota: Válečníci 5, Hraničáři 4, Kouzelníci 3</text:p>
      <text:p text:style-name="P187">1. úroveň: Válečník 10, Hraničář 8, Kouzelník 6</text:p>
      <text:p text:style-name="P187"><text:span text:style-name="T116">2</text:span>. úroveň: Válečník 1<text:span text:style-name="T117">1</text:span>, Hraničář 8, Kouzelník 6</text:p>
      <text:p text:style-name="P187"><text:span text:style-name="T116">3</text:span>. úroveň: Válečník 1<text:span text:style-name="T117">2</text:span>, Hraničář <text:span text:style-name="T117">9</text:span>, Kouzelník <text:span text:style-name="T117">7</text:span></text:p>
      <text:p text:style-name="P187"><text:span text:style-name="T116">4</text:span>. úroveň: Válečník 1<text:span text:style-name="T117">3</text:span>, Hraničář <text:span text:style-name="T117">10</text:span>, Kouzelník <text:span text:style-name="T117">7</text:span></text:p>
      <text:p text:style-name="P187"><text:span text:style-name="T116">5</text:span>. úroveň: Válečník 1<text:span text:style-name="T117">4</text:span>, Hraničář <text:span text:style-name="T117">11</text:span>, Kouzelník <text:span text:style-name="T117">8</text:span></text:p>
      <text:p text:style-name="P187"><text:span text:style-name="T116">6</text:span>. úroveň: Válečník 1<text:span text:style-name="T117">5</text:span>, Hraničář <text:span text:style-name="T117">12</text:span>, Kouzelník <text:span text:style-name="T117">9</text:span></text:p>
      <text:p text:style-name="P187"><text:span text:style-name="T116">7</text:span>. úroveň: Válečník 1<text:span text:style-name="T117">6</text:span>, Hraničář 8, Kouzelník 6</text:p>
      <text:p text:style-name="P187"><text:span text:style-name="T116">8</text:span>. úroveň: Válečník 1<text:span text:style-name="T117">7</text:span>, Hraničář 8, Kouzelník 6</text:p>
      <text:p text:style-name="P187"><text:span text:style-name="T116">9</text:span>. úroveň: Válečník 1<text:span text:style-name="T117">8</text:span>, Hraničář 8, Kouzelník 6</text:p>
      <text:p text:style-name="P187"><text:span text:style-name="T116">10</text:span>. úroveň: Válečník 1<text:span text:style-name="T117">9</text:span>, Hraničář 8, Kouzelník 6</text:p>
      <text:p text:style-name="P187"><text:soft-page-break/>*/</text:p>
      <text:h text:style-name="P203" text:outline-level="1">Tvorba postavy</text:h>
      <text:p text:style-name="P116"/>
      <text:h text:style-name="P210" text:outline-level="2"><text:bookmark-start text:name="__RefHeading__3261_944362495"/>Rasy<text:bookmark-end text:name="__RefHeading__3261_944362495"/></text:h>
      <text:p text:style-name="P90"/>
      <text:h text:style-name="P211" text:outline-level="2"><text:bookmark-start text:name="__RefHeading__3263_944362495"/>Dovednosti<text:bookmark-end text:name="__RefHeading__3263_944362495"/></text:h>
      <text:p text:style-name="P94">Boj<text:line-break/>(Zápas, Těžké zbraně, Dýky, Tyčové zbraně, Šavle a meče, Lehké vrhací zbraně, Těžké vrhací zbraně, <text:span text:style-name="T104">Oštěpy</text:span>)</text:p>
      <text:p text:style-name="P94">Střelba<text:line-break/>(<text:span text:style-name="T105">Luk, Kuše, Prak</text:span>)</text:p>
      <text:p text:style-name="P94"><text:span text:style-name="T108">Postřeh a s</text:span>krývání<text:line-break/><text:span text:style-name="T106">(Město, Příroda)</text:span></text:p>
      <text:p text:style-name="P98">Stopování a přežití v divočině</text:p>
      <text:p text:style-name="P94">Pasti <text:span text:style-name="T109">a mechanismy</text:span><text:line-break/><text:span text:style-name="T107">(Hledání, Líčení, Odstraňování, Výroba)</text:span></text:p>
      <text:p text:style-name="P94">Jedy</text:p>
      <text:p text:style-name="P94">Léčitelství</text:p>
      <text:p text:style-name="P99">Učenost</text:p>
      <text:p text:style-name="P95">Energetická magie (oheň, mráz, blesk…)</text:p>
      <text:p text:style-name="P96">Materiální magie</text:p>
      <text:p text:style-name="P97"><text:soft-page-break/>Vitální magie</text:p>
      <text:p text:style-name="P101">Psychická magie</text:p>
      <text:h text:style-name="P209" text:outline-level="3">Zvyšování dovedností</text:h>
      <text:p text:style-name="P190">Asi raději klasika – <text:span text:style-name="T118">building pointy, rostoucí cena s rostoucím stupněm dovednosti a strop na hodnocení podle úrovní (na 1. levelu třeba 2 nebo 3, pak třeba +1 za každé 2 úrovně)</text:span>.</text:p>
      <text:p text:style-name="P192">/*</text:p>
      <text:list xml:id="list2149716689452280985" text:style-name="L29">
        <text:list-item>
          <text:p text:style-name="P191">Na první úrovni se přímo přidělují hodnoty k dovednostem: 2, 2, 1, 1, 1</text:p>
        </text:list-item>
        <text:list-item>
          <text:p text:style-name="P193">Při každém přestupu lze zvýšit jednu /* nebo víc? */ dovednost o 1 bod, maximálně na stupeň uvedený v následující tabulce:</text:p>
        </text:list-item>
      </text:list>
      <text:p text:style-name="P194">Přestup na 2. úroveň: 3, 2</text:p>
      <text:p text:style-name="P194">Přestup na 3. úroveň: 1, 3</text:p>
      <text:p text:style-name="P194">Přestup na 4. úroveň: 2, 1</text:p>
      <text:p text:style-name="P194">Přestup na 5. úroveň: 3, 2</text:p>
      <text:p text:style-name="P194">Přestup na 6. úroveň: 4, 3</text:p>
      <text:p text:style-name="P194">Přestup na 7. úroveň: 1, 4</text:p>
      <text:p text:style-name="P194">Přestup na 8. úroveň: 2, 1</text:p>
      <text:p text:style-name="P194">Přestup na 9. úroveň: 3, 2</text:p>
      <text:p text:style-name="P195">/* <text:span text:style-name="T119">Ok, asi ne úplně takhle, ale idea je jasná */</text:span></text:p>
      <text:p text:style-name="P189">*/</text:p>
      <text:h text:style-name="P212" text:outline-level="2"><text:bookmark-start text:name="__RefHeading__3683_1609543204"/><text:soft-page-break/>Kouzelník<text:bookmark-end text:name="__RefHeading__3683_1609543204"/></text:h>
      <text:h text:style-name="Heading_20_4" text:outline-level="4">Naslouchání kouzlům</text:h>
      <text:p text:style-name="P62">Požadavky: <text:span text:style-name="T99">1</text:span>. úroveň<text:line-break/><text:span text:style-name="T28">Trvání: udržování</text:span></text:p>
      <text:p text:style-name="P62">/* <text:span text:style-name="T100">Možná by to mělo být kouzlo?</text:span> */</text:p>
      <text:p text:style-name="P93"><text:span text:style-name="T1">Naslouchání kouzlům</text:span> není automatické, musíš <text:span text:style-name="T101">jej v jednom kole aktivovat a dále pak (za jeden mag) udržovat.</text:span></text:p>
      <text:list xml:id="list4149424210000467923" text:style-name="L1">
        <text:list-item>
          <text:p text:style-name="P118">Po dobu udržování „slyšíš“ všechna kouzla, která někdo seslal v dosahu tvého působení, nebo která působí na cíle v dosahu tvého působení.</text:p>
          <text:list>
            <text:list-item>
              <text:p text:style-name="P119">Dokážeš zhruba určit směr a vzdálenost (asi jako kdyby to byl skutečný zvuk, který ovšem nijak neovlivňují fyzické překážky).</text:p>
            </text:list-item>
            <text:list-item>
              <text:p text:style-name="P120">Poznáš kouzla, která sám umíš seslat. U ostatních kouzel poznáš jen pod jakou školu patří (časoprostor, živly, atp.).</text:p>
            </text:list-item>
          </text:list>
        </text:list-item>
        <text:list-item>
          <text:p text:style-name="P118">Na zvýšení dosahu <text:span text:style-name="T102">naslouchání</text:span> můžeš použít magenergii, stejně jako když posiluješ kouzlo.</text:p>
        </text:list-item>
      </text:list>
      <text:h text:style-name="Heading_20_4" text:outline-level="4">Meditace</text:h>
      <text:p text:style-name="P39">/*</text:p>
      <text:p text:style-name="P84">TODO: říkat tomu natvrdo magenergie</text:p>
      <text:p text:style-name="P39">*/</text:p>
      <text:p text:style-name="P39">Meditace je krátké duševní cvičení. <text:span text:style-name="T73">Trvá stejně dlouho jako krátký odpočinek</text:span>.</text:p>
      <text:list xml:id="list6138465831488459432" text:style-name="L2">
        <text:list-item>
          <text:p text:style-name="P121"><text:soft-page-break/>Doplní <text:span text:style-name="T72">tvou</text:span> <text:span text:style-name="T71">magenergii</text:span> na maximum.</text:p>
        </text:list-item>
        <text:list-item>
          <text:p text:style-name="P123">Dokud udržuješ nějaká kouzla, nemůžeš meditovat.</text:p>
        </text:list-item>
        <text:list-item>
          <text:p text:style-name="P121">Počítá se zároveň jako krátký odpočinek, takže současně doplní i Výdrž.</text:p>
        </text:list-item>
      </text:list>
      <text:p text:style-name="P39">V průběhu meditace <text:span text:style-name="T25">musíš být v klidu a</text:span> mít zavřené oči. <text:span text:style-name="T25">Meditovat je možné i ve stoje, ale ne za chůze.</text:span></text:p>
      <text:list xml:id="list2551054929494488015" text:style-name="L3">
        <text:list-item>
          <text:p text:style-name="P122">Počítáš si velkou nevýhodu na testy vnímání.</text:p>
        </text:list-item>
      </text:list>
      <text:h text:style-name="P205" text:outline-level="3">Kouzla</text:h>
      <text:list xml:id="list7718645112176281862" text:style-name="L4">
        <text:list-item>
          <text:p text:style-name="P124">proti zbroji: +0</text:p>
        </text:list-item>
        <text:list-item>
          <text:p text:style-name="P124">obchází zbroj <text:span text:style-name="T83">+1</text:span></text:p>
        </text:list-item>
      </text:list>
      <text:p text:style-name="P87"/>
      <text:list xml:id="list162753457979343" text:continue-numbering="true" text:style-name="L4">
        <text:list-item>
          <text:p text:style-name="P126">proti dovednosti: plný přesah</text:p>
        </text:list-item>
        <text:list-item>
          <text:p text:style-name="P126">proti nulové obraně: přesah / 2</text:p>
          <text:list>
            <text:list-item>
              <text:p text:style-name="P127">od 2. úrovně</text:p>
            </text:list-item>
          </text:list>
        </text:list-item>
        <text:list-item>
          <text:p text:style-name="P128">udržované proti nulové obraně: přesah / 3</text:p>
          <text:list>
            <text:list-item>
              <text:p text:style-name="P129">od 3. úrovně</text:p>
            </text:list-item>
          </text:list>
        </text:list-item>
      </text:list>
      <text:p text:style-name="P87"/>
      <text:list xml:id="list5291725295450718289" text:style-name="L5">
        <text:list-item>
          <text:p text:style-name="P125">single target: +2</text:p>
          <text:list>
            <text:list-item>
              <text:p text:style-name="P130">na 1. úrovni pouze z existujícího živlu</text:p>
            </text:list-item>
            <text:list-item>
              <text:p text:style-name="P130">od 2. úrovni se stvořením živlu</text:p>
            </text:list-item>
          </text:list>
        </text:list-item>
        <text:list-item>
          <text:p text:style-name="P125">chain nebo limited aoe (fireball): <text:span text:style-name="T83">+1</text:span></text:p>
          <text:list>
            <text:list-item>
              <text:p text:style-name="P131"><text:soft-page-break/>limited aoe od 3. úrovně</text:p>
            </text:list-item>
            <text:list-item>
              <text:p text:style-name="P132"><text:span text:style-name="T85">chain </text:span>od <text:span text:style-name="T85">4</text:span>. úrovně</text:p>
            </text:list-item>
          </text:list>
        </text:list-item>
        <text:list-item>
          <text:p text:style-name="P125">full aoe: <text:span text:style-name="T83">+0</text:span></text:p>
          <text:list>
            <text:list-item>
              <text:p text:style-name="P132">od 5. úrovně</text:p>
            </text:list-item>
          </text:list>
        </text:list-item>
      </text:list>
      <text:h text:style-name="P214" text:outline-level="4"><text:span text:style-name="T103">Moc</text:span> nad ohněm</text:h>
      <text:p text:style-name="P57">Požadavky: <text:span text:style-name="T84">1</text:span>. úroveň<text:line-break/><text:span text:style-name="T88">Rozsah: 1 cíl</text:span><text:line-break/><text:span text:style-name="T42">Zranění: Přesah + 3</text:span><text:line-break/><text:span text:style-name="T18">Obrana: Uhýbání, od zranění se odečítá zbroj</text:span></text:p>
      <text:p text:style-name="P78">Tímto kouzlem můžeš měnit tvar, barvu a teplotu existujících plamenů. Teplotu dokážeš snížit tak, že dotek plamenů není nebezpečný a zvýšit až na ekvivalent kovářské výhně. Můžeš také plameny zcela uhasit.</text:p>
      <text:list xml:id="list6217086456540019891" text:style-name="L6">
        <text:list-item>
          <text:p text:style-name="P133"><text:span text:style-name="T89">Dokážeš</text:span> také plameny tvarovat do formy zášlehu, který <text:span text:style-name="T77">zraní</text:span> jeden cíl <text:span text:style-name="T90">vzdálený nejvýše (síla kouzla) metrů od zdroje plamenů</text:span>.</text:p>
          <text:list>
            <text:list-item>
              <text:p text:style-name="P134">Je na to potřeba oheň v rozsahu alespoň jedné hořící pochodně.</text:p>
            </text:list-item>
            <text:list-item>
              <text:p text:style-name="P134">Jeden zdroj ohně můžeš použít i opakovaně.</text:p>
            </text:list-item>
            <text:list-item>
              <text:p text:style-name="P134">Jde o útok kouzlem s bonusem +2 ke zranění. Cíl může uhýbat a od případného zranění si odečte zbroj.</text:p>
            </text:list-item>
          </text:list>
        </text:list-item>
      </text:list>
      <text:h text:style-name="P215" text:outline-level="4"><text:soft-page-break/>Ohnivá střela</text:h>
      <text:p text:style-name="P57">Požadavky: <text:span text:style-name="T74">2</text:span>. úroveň<text:line-break/><text:span text:style-name="T88">Rozsah: 1 cíl</text:span><text:line-break/><text:span text:style-name="T42">Zranění: Přesah +3</text:span><text:line-break/><text:span text:style-name="T18">Obrana: Uhýbání, od zranění se odečítá zbroj</text:span></text:p>
      <text:p text:style-name="P86">Ve vzduchu se objeví <text:span text:style-name="T87">malá plamenná střela</text:span> a velkou rychlostí vyletí k <text:span text:style-name="T75">vybranému</text:span> cíli. <text:span text:style-name="T11">Ohniv</text:span><text:span text:style-name="T12">á</text:span><text:span text:style-name="T11"> střela</text:span><text:span text:style-name="T87"> zapálí pouze velmi dobře hořlavý materiál, například suchý papír.</text:span></text:p>
      <text:h text:style-name="P216" text:outline-level="4">Vzplanutí</text:h>
      <text:p text:style-name="P56">Požadavky: <text:span text:style-name="T84">3</text:span>. úroveň<text:line-break/><text:span text:style-name="T88">Rozsah: 1 cíl</text:span><text:line-break/><text:span text:style-name="T28">Trvání: udržování</text:span><text:line-break/><text:span text:style-name="T32">Zranění každé kolo udržování: (1 za každé 3 body Přesahu) + 1<text:line-break/>Obrana: 0 + k6, od zranění se odečítá zbroj</text:span></text:p>
      <text:p text:style-name="P89">Tímto kouzlem můžeš na dálku zapálit libovolný hořlavý materiál, včetně čerstvého listí nebo mokrého dřeva.</text:p>
      <text:p text:style-name="P112">Seslání Vzplanutí na živého tvora:</text:p>
      <text:list xml:id="list5760423075174816604" text:style-name="L7">
        <text:list-item>
          <text:p text:style-name="P135"><text:span text:style-name="T10">Vzplanutí</text:span><text:span text:style-name="T79"> se sesílá přímo na cíl, není tedy před ním možné uhýbat (cíl si na obranu hází 0 + k6)</text:span></text:p>
        </text:list-item>
        <text:list-item>
          <text:p text:style-name="P135"><text:span text:style-name="T81">Na zranění se hází k</text:span>aždé kolo po dobu udržování kouzla (<text:span text:style-name="T80">magenergie</text:span> použitá při seslání zvyšuje sílu kouzla, bonus se tedy projeví každé kolo působení).</text:p>
        </text:list-item>
      </text:list>
      <text:h text:style-name="P206" text:outline-level="3"><text:soft-page-break/>Lomený plamen</text:h>
      <text:p text:style-name="P60">Požadavky: <text:span text:style-name="T76">4</text:span>. úroveň<text:line-break/><text:span text:style-name="T88">Rozsah: (síla kouzla) cílů</text:span><text:line-break/><text:span text:style-name="T32">Zranění: +2 na 1. cíl, +2 na 2. cíl, +0 na třetí</text:span><text:line-break/><text:span text:style-name="T18">Obrana: Uhýbání, od zranění se odečítá zbroj</text:span></text:p>
      <text:p text:style-name="P9">Vyvoláš proud plamenů, který zasáhne až (síla kouzla) cílů.</text:p>
      <text:h text:style-name="P214" text:outline-level="4">Ohnivý déšť</text:h>
      <text:p text:style-name="P58">Požadavky: <text:span text:style-name="T31">6</text:span>. úroveň<text:line-break/><text:span text:style-name="T88">Rozsah: všechno v dosahu (kromě toho, co z působení vyloučíš)<text:line-break/>Zranění: Přesah + 1</text:span><text:line-break/><text:span text:style-name="T18">Obrana: Uhýbání, od zranění se odečítá zbroj</text:span></text:p>
      <text:p text:style-name="P88">Tímto kouzlem stvoříš ohnivý déšť, který dopadne vše, co určíš, kdekoliv v celém dosahu tvého působení. <text:span text:style-name="T3">Ohnivý déšť</text:span><text:span text:style-name="T33"> zapaluje hořlavý materiál stejně jako kouzlo </text:span><text:span text:style-name="T3">Vzplanutí</text:span><text:span text:style-name="T33">.</text:span></text:p>
      <text:h text:style-name="Heading_20_4" text:outline-level="4">Výboj</text:h>
      <text:p text:style-name="P58">Požadavky: <text:span text:style-name="T85">2</text:span>. úroveň<text:line-break/><text:span text:style-name="T88">Rozsah: 1 cíl</text:span><text:line-break/><text:span text:style-name="T32">Zranění: (1 za každé 2 body Přesahu) + 3</text:span><text:line-break/><text:span text:style-name="T18">Obrana: 0 + k6, od zranění se odečítá zbroj</text:span></text:p>
      <text:p text:style-name="P7"><text:span text:style-name="T79">Toto kouzlo vytvoří</text:span> blesku podobný výboj, který zasáhne <text:span text:style-name="T78">jeden cíl</text:span>.</text:p>
      <text:list xml:id="list1258307204844809232" text:style-name="L8">
        <text:list-item>
          <text:p text:style-name="P136"><text:span text:style-name="T79">Zásah je okamžitý, před </text:span><text:span text:style-name="T9">Výbojem</text:span><text:span text:style-name="T79"> tedy není možné uhýbat (cíl si na obranu hází 0 + k6)</text:span></text:p>
        </text:list-item>
      </text:list>
      <text:h text:style-name="P217" text:outline-level="4"><text:soft-page-break/>Řetězový výboj</text:h>
      <text:p text:style-name="P59">Požadavky: <text:span text:style-name="T86">4</text:span>. úroveň<text:line-break/><text:span text:style-name="T88">Rozsah: (síla kouzla) cílů</text:span><text:line-break/><text:span text:style-name="T32">Zranění: (1 za každé 2 body Přesahu) + 2</text:span><text:line-break/><text:span text:style-name="T18">Obrana: 0 + k6, od zranění se odečítá zbroj</text:span></text:p>
      <text:p text:style-name="P8"><text:span text:style-name="T79">Toto kouzlo vytvoří</text:span> blesku podobný výboj, který zasáhne <text:span text:style-name="T82">až (síla kouzla) cílů</text:span>.</text:p>
      <text:list xml:id="list162755504830197" text:continue-numbering="true" text:style-name="L8">
        <text:list-item>
          <text:p text:style-name="P137"><text:span text:style-name="T79">Zásah je okamžitý, před </text:span><text:span text:style-name="T9">Řetězovým výbojem</text:span><text:span text:style-name="T79"> tedy není možné uhýbat (cíle si na obranu hází 0 + k6)</text:span></text:p>
        </text:list-item>
      </text:list>
      <text:h text:style-name="P216" text:outline-level="4">Kulový blesk</text:h>
      <text:p text:style-name="P60">Požadavky: <text:span text:style-name="T43">5</text:span>. úroveň<text:line-break/><text:span text:style-name="T88">Rozsah: všechno v přímé linii</text:span><text:line-break/><text:span text:style-name="T42">Zranění: +3</text:span><text:line-break/><text:span text:style-name="T18">Obrana: Uhýbání, od zranění se odečítá zbroj</text:span></text:p>
      <text:p text:style-name="P79"><text:span text:style-name="T1">Kulový blesk</text:span> <text:span text:style-name="T44">velký zhruba jako pěst </text:span>vyletí z tvých rukou a pokud nenarazí na pevnou překážku, kterou nedokáže prorazit, zmizí až na hranici tvého dosahu působení. <text:span text:style-name="T45">Na rozdíl od jiných kouzel nemůžeš nijak ovlivnit ani jeho dráhu letu (letí vždy přímo vpřed), ani co zasáhne (jinak než tím, jakým směrem jej vyšleš).</text:span></text:p>
      <text:list xml:id="list2167596715402193008" text:style-name="L9">
        <text:list-item>
          <text:p text:style-name="P138"><text:span text:style-name="T1">Kulový blesk</text:span> proráží bariéry stejně jako kouzlo <text:span text:style-name="T1">Beranidlo</text:span>.</text:p>
        </text:list-item>
      </text:list>
      <text:h text:style-name="P207" text:outline-level="3">Ledová tříšť</text:h>
      <text:p text:style-name="P60">Požadavky: <text:span text:style-name="T74">2</text:span>. úroveň<text:line-break/><text:span text:style-name="T88">Rozsah: 1 cíl</text:span><text:line-break/><text:span text:style-name="T42">Zranění: Přesah +3</text:span><text:line-break/><text:span text:style-name="T18">Obrana: Uhýbání, od zranění se odečítá zbroj</text:span></text:p>
      <text:p text:style-name="P85"><text:soft-page-break/>Ve vzduchu se objeví ostré ledové úlomky a velkou rychlostí vyletí k <text:span text:style-name="T75">vybranému</text:span> cíli.</text:p>
      <text:h text:style-name="P218" text:outline-level="4"><text:span text:style-name="T110">Na</text:span>hlížení</text:h>
      <text:p text:style-name="P43">Požadavky: <text:span text:style-name="T30">3</text:span>. úroveň<text:line-break/><text:span text:style-name="T28">Trvání: udržování</text:span></text:p>
      <text:p text:style-name="P5">Po <text:span text:style-name="T19">dobu udržování kouzla</text:span> vidíš to, co bys viděl, kdybys stál na cílovém místě.</text:p>
      <text:h text:style-name="P219" text:outline-level="4">Naslouchání</text:h>
      <text:p text:style-name="P63">Požadavky: <text:span text:style-name="T30">3</text:span>. úroveň<text:line-break/><text:span text:style-name="T28">Trvání: udržování</text:span></text:p>
      <text:p text:style-name="P10">Po <text:span text:style-name="T19">dobu udržování kouzla</text:span> <text:span text:style-name="T111">slyšíš</text:span> to, co bys <text:span text:style-name="T111">slyšel</text:span>, kdybys stál na cílovém místě.</text:p>
      <text:h text:style-name="Heading_20_4" text:outline-level="4">Světlo</text:h>
      <text:p text:style-name="P43">Požadavky: <text:span text:style-name="T30">2</text:span>. úroveň<text:line-break/><text:span text:style-name="T28">Trvání: udržování</text:span></text:p>
      <text:p text:style-name="P5">Sesílá se na předmět, svítí jako silná lampa.</text:p>
      <text:h text:style-name="Heading_20_4" text:outline-level="4">Tma</text:h>
      <text:p text:style-name="P46">Požadavky: <text:span text:style-name="T30">2</text:span>. úroveň<text:line-break/><text:span text:style-name="T28">Trvání: udržování</text:span></text:p>
      <text:p text:style-name="P6"><text:soft-page-break/>Sesílá se na <text:span text:style-name="T34">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Heading_20_4" text:outline-level="4">Dým</text:h>
      <text:p text:style-name="P43">Požadavky: <text:span text:style-name="T30">1</text:span>. úroveň<text:line-break/><text:span text:style-name="T28">Trvání: udržování</text:span></text:p>
      <text:p text:style-name="P40">Tebou zvolený prostor zaplní hustý dým. Není dráždivý, pouze brání ve výhledu.</text:p>
      <text:list xml:id="list4559235347573169120" text:style-name="L10">
        <text:list-item>
          <text:p text:style-name="P139">V dýmu je vidět jen do bezprostřední blízkosti, navíc velmi špatně (nevýhoda při boji na blízko).</text:p>
        </text:list-item>
        <text:list-item>
          <text:p text:style-name="P139">Na větší vzdálenost není vidět vůbec (střílet lze jen na cíle, o kteří nějak prozradí svou polohu – třeba tím, že promluví, a i tak s velkou nevýhodou).</text:p>
        </text:list-item>
      </text:list>
      <text:h text:style-name="Heading_20_4" text:outline-level="4">Hyperprostor</text:h>
      <text:p text:style-name="P53">Požadavky: <text:span text:style-name="T29">4</text:span>. úroveň<text:line-break/><text:span text:style-name="T42">Cena za seslání: 1 bod Vůle</text:span></text:p>
      <text:p text:style-name="P40">Tímto kouzlem přemístíš sebe <text:span text:style-name="T50">a</text:span> všechno, co neseš, na zvolené místo. <text:span text:style-name="T26">Cílový prostor musíš vidět a musíš se tam i se svým nákladem vejít.</text:span></text:p>
      <text:list xml:id="list1605148971897115120" text:style-name="L11">
        <text:list-item>
          <text:p text:style-name="P140">Když se teleportuješ někomu do zad, <text:s/>máš proti němu v následujícím kole výhodu.</text:p>
        </text:list-item>
        <text:list-item>
          <text:p text:style-name="P141">Někoho jiného můžeš teleportovat, pouze když se ho dotkneš. Musíš navíc současně přenést i sebe.</text:p>
          <text:list>
            <text:list-item>
              <text:p text:style-name="P142"><text:soft-page-break/>Když se <text:span text:style-name="T49">dotyčný doteku brání, musíš proti němu uspět ve střetu bojem beze zbraně</text:span>.</text:p>
            </text:list-item>
          </text:list>
        </text:list-item>
      </text:list>
      <text:h text:style-name="P220" text:outline-level="4">Teleportační symbol</text:h>
      <text:p text:style-name="P43">Požadavky: 5. úroveň</text:p>
      <text:p text:style-name="P41">Dokážeš <text:span text:style-name="T27">nakreslit či jinak fyzicky vytvořit znak, které bude sloužit jako teleportační symbol. Kdokoliv, kdo si při sesílání </text:span><text:span text:style-name="T2">Hyperprostoru</text:span><text:span text:style-name="T27"> představí tento znak, se přemístí místo, kde se tvůj znak nachází, za stejných podmínek, jako při obvyklém použití </text:span><text:span text:style-name="T2">Hyperprostoru</text:span><text:span text:style-name="T27">.<text:line-break/><text:tab/>Znak je možné nakreslit na přenosný předmět, musí být ale dost velký, aby se na něm dalo snadno stát (takže alespoň jako malý štít).</text:span></text:p>
      <text:h text:style-name="Heading_20_4" text:outline-level="4">Levitace</text:h>
      <text:p text:style-name="P43">Požadavky: <text:span text:style-name="T46">3</text:span>. úroveň<text:line-break/><text:span text:style-name="T28">Trvání: udržování</text:span></text:p>
      <text:p text:style-name="P76">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7732757144965180626" text:style-name="L12">
        <text:list-item>
          <text:p text:style-name="P143">Síla kouzla je rovna tvé úrovni plus případný bonus za použití Vůle.</text:p>
        </text:list-item>
      </text:list>
      <text:h text:style-name="P221" text:outline-level="4">Neviditelnost</text:h>
      <text:p text:style-name="P42">Požadavky: 5. úroveň<text:line-break/><text:span text:style-name="T28">Trvání: udržování</text:span></text:p>
      <text:p text:style-name="P64"><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6485928944187825675" text:style-name="L13">
        <text:list-item>
          <text:p text:style-name="P144">Pokud neviditelného neprozrazuje nic jiného (zvuky, výrazný stín, obrys v dešti), tak má velkou výhodu proti těm, kdo jej nevidí.</text:p>
        </text:list-item>
        <text:list-item>
          <text:p text:style-name="P144">Když jej něco prozrazuje, má jen malou výhodu.</text:p>
        </text:list-item>
      </text:list>
      <text:h text:style-name="Heading_20_4" text:outline-level="4">Detekce neviditelnosti</text:h>
      <text:p text:style-name="P44">Požadavky: 5. úroveň<text:line-break/><text:span text:style-name="T28">Trvání: udržování</text:span></text:p>
      <text:p text:style-name="P65">Cíle kouzla po dobu trvání vidí neviditelné tvory a předměty.</text:p>
      <text:h text:style-name="Heading_20_4" text:outline-level="4">Rychlost</text:h>
      <text:p text:style-name="P45">Požadavky: <text:span text:style-name="T35">4</text:span>. úroveň<text:line-break/><text:span text:style-name="T31">Trvání: udržování</text:span></text:p>
      <text:p text:style-name="P66">Cíle si po dobu udržování ke své fyzické rychlosti přičítají sílu tohoto kouzla. <text:span text:style-name="T1">Rychlost</text:span> nedává výhodu v boji ani při kouzlení, pouze umožňuje se rychleji přesouvat.</text:p>
      <text:h text:style-name="Heading_20_4" text:outline-level="4">Vodní dech</text:h>
      <text:p text:style-name="P47">Požadavky: <text:span text:style-name="T35">3</text:span>. úroveň<text:line-break/><text:span text:style-name="T31">Trvání: udržování</text:span></text:p>
      <text:p text:style-name="P67">Po dobu působení umožňuje dýchat pod vodou.</text:p>
      <text:h text:style-name="Heading_20_4" text:outline-level="4"><text:soft-page-break/>Beranidlo</text:h>
      <text:p text:style-name="P48">Požadavky: <text:span text:style-name="T35">2</text:span>. úroveň</text:p>
      <text:p text:style-name="P68">Kouzlo <text:span text:style-name="T1">Beranidlo</text:span> má stejný účinek jako jeden člověk s fyzickou silou rovnou síle kouzla vybavený ručním beranidlem (+1 k hodu).</text:p>
      <text:h text:style-name="Heading_20_4" text:outline-level="4">Zamkni</text:h>
      <text:p text:style-name="P48">Požadavky: <text:span text:style-name="T35">3</text:span>. úroveň<text:line-break/><text:span text:style-name="T31">Trvání: udržování</text:span></text:p>
      <text:p text:style-name="P68">Kouzlo <text:span text:style-name="T1">Zamkni</text:span> po dobu působení zvýší obtížnost vypáčení zámku o sílu kouzla.</text:p>
      <text:h text:style-name="Heading_20_4" text:outline-level="4">Bariéra</text:h>
      <text:p text:style-name="P48">Požadavky: <text:span text:style-name="T35">3</text:span>. úroveň<text:line-break/><text:span text:style-name="T31">Trvání: udržování</text:span></text:p>
      <text:p text:style-name="P68">Vytvoří lehce opalizující průhlednou stěnu, <text:span text:style-name="T36">která brání v průchodu. </text:span><text:span text:style-name="T4">Bariéru</text:span><text:span text:style-name="T36"> je třeba seslat mezi nějaké pevné fyzické objekty – třeba do rámu dveří, nebo mezi dva stromy.</text:span></text:p>
      <text:list xml:id="list9068358768885732615" text:style-name="L14">
        <text:list-item>
          <text:p text:style-name="P145">Obtížnost proražení bariéry je rovna síle kouzla.</text:p>
        </text:list-item>
        <text:list-item>
          <text:p text:style-name="P145">Pokud je bariérou posílena už existující fyzická překážka (třeba dveře), síla kouzla se přičítá k pevnosti překážky.</text:p>
        </text:list-item>
      </text:list>
      <text:h text:style-name="Heading_20_4" text:outline-level="4">Zlom kouzlo</text:h>
      <text:p text:style-name="P49">Požadavky: <text:span text:style-name="T37">1</text:span> úroveň</text:p>
      <text:p text:style-name="P70">Tímto kouzlem můžeš zrušit libovolné udržované kouzlo, pokud uspěješ v testu. <text:span text:style-name="T1">Zlom kouzlo</text:span> nedokáže zlomit trvalá kouzla.</text:p>
      <text:list xml:id="list6746069363213055618" text:style-name="L15">
        <text:list-item>
          <text:p text:style-name="P146">Hází se proti síle lámaného kouzla.</text:p>
        </text:list-item>
      </text:list>
      <text:h text:style-name="Heading_20_4" text:outline-level="4"><text:soft-page-break/>Přenos zvuku</text:h>
      <text:p text:style-name="P50">Požadavky: <text:span text:style-name="T38">2</text:span>. úroveň<text:line-break/><text:span text:style-name="T31">Trvání: udržování</text:span></text:p>
      <text:p text:style-name="P71">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Heading_20_4" text:outline-level="4">Paralýza</text:h>
      <text:p text:style-name="P51">Požadavky: <text:span text:style-name="T39">4</text:span>. úroveň<text:line-break/><text:span text:style-name="T18">Obrana: Fyzička (Odolnost)</text:span></text:p>
      <text:p text:style-name="P72"><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169387098668855476" text:style-name="L16">
        <text:list-item>
          <text:p text:style-name="P147"><text:span text:style-name="T39">Veškeré účinky </text:span><text:span text:style-name="T5">Paralýzy</text:span><text:span text:style-name="T39"> pominou po krátkém odpočinku.</text:span></text:p>
        </text:list-item>
      </text:list>
      <text:h text:style-name="Heading_20_4" text:outline-level="4">Přebarv<text:span text:style-name="T41">ení</text:span></text:h>
      <text:p text:style-name="P52">Požadavky: <text:span text:style-name="T40">1</text:span>. úroveň<text:line-break/><text:span text:style-name="T31">Trvání: udržování</text:span></text:p>
      <text:p text:style-name="P73">Umožňuje libovolně změnit barvu čehokoliv v dosahu působení. Po skončení kouzla se barva vrátí do přirozeného stavu.</text:p>
      <text:h text:style-name="Heading_20_4" text:outline-level="4"><text:soft-page-break/>Magické prsty</text:h>
      <text:p text:style-name="P54">Požadavky: <text:span text:style-name="T46">4</text:span>. úroveň<text:line-break/><text:span text:style-name="T31">Trvání: udržování</text:span></text:p>
      <text:p text:style-name="P74"><text:span text:style-name="T1">Magické prsty</text:span> umožňují na dálku dělat cokoliv, co bys mohl udělat vlastníma rukama. Po dobu trvání kouzla nemáš cit ve vlastních rukou, místo toho cítíš to, čeho se dotýkají <text:span text:style-name="T47">tvé</text:span> <text:span text:style-name="T1">Magické prsty</text:span>. <text:span text:style-name="T47">Neriskuješ při tom zranění, protože </text:span><text:span text:style-name="T7">Magické prsty</text:span><text:span text:style-name="T47"> jsou nehmotné. Můžeš tedy například bez obav vytáhnout předmět z plamenů, kyseliny, a podobně.</text:span><text:line-break/><text:tab/><text:span text:style-name="T46">S jak těžkými břemeny dokážeš manipulovat a jakým způsobem, se řídí stejnými pravidly, jako u kouzla </text:span><text:span text:style-name="T6">Levitace</text:span><text:span text:style-name="T46">. Při použití </text:span><text:span text:style-name="T6">Magický</text:span><text:span text:style-name="T7">ch</text:span><text:span text:style-name="T6"> prst</text:span><text:span text:style-name="T7">ů</text:span><text:span text:style-name="T46"> ovšem musíš mít předmět jak uchopit.</text:span></text:p>
      <text:list xml:id="list3047998986410959559" text:style-name="L17">
        <text:list-item>
          <text:p text:style-name="P148">Pomocí Magických prstů můžeš <text:span text:style-name="T48">také</text:span> na dálku používat zbraně.</text:p>
          <text:list>
            <text:list-item>
              <text:p text:style-name="P148">Počítá se při tom stejný rys, jako kdybys bojoval normálně (tedy boj se zbraní, nikoliv sesílání kouzel), ale budeš mít výhodu za dosah, jako by se jednalo o útok na dálku.</text:p>
            </text:list-item>
          </text:list>
        </text:list-item>
      </text:list>
      <text:h text:style-name="Heading_20_4" text:outline-level="4">Lazebník</text:h>
      <text:p text:style-name="P55">Požadavky: <text:span text:style-name="T46">4</text:span>. úroveň</text:p>
      <text:p text:style-name="P75">Toto poměrně složité, ale velice užitečné kouzlo, zajistí kompletní očistu, jako po kvalitní lázni.</text:p>
      <text:p text:style-name="P24">Neviditelná zbroj (vysokolevelové kouzlo. Zbroj omezuje stejně jako obyčejná).</text:p>
      <text:h text:style-name="Heading_20_4" text:outline-level="4">Protikouzlo</text:h>
      <text:p text:style-name="P61">Požadavky: <text:span text:style-name="T46">4</text:span>. úroveň</text:p>
      <text:p text:style-name="P92"><text:soft-page-break/>Protikouzlo umožňuje cíleně rušit cizí zaklínání. Cizího kouzelníka musíš přímo vidět, nebo jeho kouzlo zaslechnout pomocí <text:span text:style-name="T1">Naslouchání kouzlům</text:span>. <text:span text:style-name="T1">Protikouzlo</text:span> účinkuje pouze na kouzelnická kouzla.</text:p>
      <text:list xml:id="list3606549805068823333" text:style-name="L18">
        <text:list-item>
          <text:p text:style-name="P149">Pokud je tvůj hod na seslání vyšší, než hod na seslání protivníka, kouzlo se mu vůbec nepovedlo a nemá žádný účinek.</text:p>
        </text:list-item>
        <text:list-item>
          <text:p text:style-name="P149">Když je tvůj hod na seslání nižší, tak všichni, kdo jsou rušeným kouzlem zasaženi, mohou tvůj hod na použít na svou obranu. Mohou se stále bránit i sami, počítají si lepší z výsledků.</text:p>
        </text:list-item>
      </text:list>
      <text:p text:style-name="Text_20_body"/>
      <text:p text:style-name="P24">Odzbrojení</text:p>
      <text:p text:style-name="P24">Ohnivý bič (sounds cool)</text:p>
      <text:p text:style-name="P27">Pekelný oheň (udržované plameny?)</text:p>
      <text:p text:style-name="P27">Portál (to nebude kouzlo, ale magický item)</text:p>
      <text:p text:style-name="P30">Sprav</text:p>
      <text:p text:style-name="P30">Tlampač</text:p>
      <text:p text:style-name="P30">Oslnivý záblesk (Třytivá zář)</text:p>
      <text:p text:style-name="P36">Ostraha (kouzelník ví, že do dosahu někdo vstoupil – vzbudí ho to. Není třeba vytvářet materiální komponenty)</text:p>
      <text:p text:style-name="P36">Detekční značky (detekují oblast mezi nimi)</text:p>
      <text:p text:style-name="P30">Ukliď (moc konkrétní, na to stačí udržovaná telekineze, respektive magické prsty. Jo jasně a nefunguje to jako wish, kouzelník se na to stále musí soustředit a myslet na to, čím kam hýbe).</text:p>
      <text:p text:style-name="P33"><text:span text:style-name="T20">Magický štít (</text:span>Magická bariéra – ochranná kupole)</text:p>
      <text:p text:style-name="P35"><text:soft-page-break/>Zpomalení (sounds cool, postihy)</text:p>
      <text:p text:style-name="P11"/>
      <text:p text:style-name="P24">Orlí oči (dalekohled. Spíš přírodní magie)</text:p>
      <text:p text:style-name="P11">Metamorfóza</text:p>
      <text:p text:style-name="P11">Montyho čardáš</text:p>
      <text:p text:style-name="P11">Zenerova karta</text:p>
      <text:p text:style-name="P11">Bílá střela</text:p>
      <text:p text:style-name="P11">Clona myšlenek</text:p>
      <text:p text:style-name="P11">Dubl</text:p>
      <text:p text:style-name="P11">Dveřník (procházení pevnou hmotou – asi ne)</text:p>
      <text:p text:style-name="P11">Fata morgána</text:p>
      <text:p text:style-name="P15">Přelud</text:p>
      <text:p text:style-name="P11">Kamenná zeď (tvoření hmoty asi ne, maximálně opracovat stávající – nebo ji tam nechat pomalu vyrůst)</text:p>
      <text:p text:style-name="P11">Ledová zeď</text:p>
      <text:p text:style-name="P11">Kouzelná rušička</text:p>
      <text:p text:style-name="P11">Leť (zůstal bych u metamorfózy)</text:p>
      <text:p text:style-name="P11">Mrak smrti</text:p>
      <text:p text:style-name="P11">Najdi kouzla (asi raději astral perception?)</text:p>
      <text:p text:style-name="P11">Najdi neviditelnost</text:p>
      <text:p text:style-name="P11">Najdi předmět (ale jo, proč ne, sympatetická magie)</text:p>
      <text:p text:style-name="P11">Ohnivá koule</text:p>
      <text:p text:style-name="P11"><text:soft-page-break/>Ohnivá zeď (na rozdíl od kammenné proč ne)</text:p>
      <text:p text:style-name="P37">Plamenný oblouk (vyšlehne z jedné ruky do druhé)</text:p>
      <text:p text:style-name="P11">Ochrana před šípy (<text:span text:style-name="T24">Forma telekineze?</text:span>)</text:p>
      <text:p text:style-name="P11">Oko (k čemu, když má kouzelník nahlížení? Možná k tomu, že to může ovládat?)</text:p>
      <text:p text:style-name="P19">Magická šifra (Zašifruj) (magická šifra s heslem? Rozšifruje se opět tím samým kouzlem)</text:p>
      <text:p text:style-name="P32">Schodiště (sounds cool, nemá to hmotnout podstatu)</text:p>
      <text:p text:style-name="P32">Světelný most (stejný princip jako schodiště)</text:p>
      <text:p text:style-name="P21"/>
      <text:h text:style-name="Heading_20_3" text:outline-level="3">Patří k jinému povolání</text:h>
      <text:p text:style-name="P23">Améba (protékání úzkými prostory – ne, to bude mít zloděj)</text:p>
      <text:h text:style-name="Heading_20_3" text:outline-level="3">Moc silné <text:span text:style-name="T24">nebo nevhodné</text:span></text:h>
      <text:p text:style-name="P26">Magický provaz (to by možná měl být spíš magický item?)</text:p>
      <text:p text:style-name="P28">Procházení zdí</text:p>
      <text:p text:style-name="P28">Průchodná zeď</text:p>
      <text:p text:style-name="P22">Zesměšni (ne – plastika nebude takhle jednoduchá)</text:p>
      <text:p text:style-name="P22">Zmiz (ne)</text:p>
      <text:p text:style-name="P13">Najdi zlo (určitě ne)</text:p>
      <text:p text:style-name="P69"><text:soft-page-break/>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3" text:outline-level="3">Nekromancie</text:h>
      <text:p text:style-name="P12">Oživ neživého (do základu určitě ne)</text:p>
      <text:p text:style-name="P31">Smrtící déšť</text:p>
      <text:p text:style-name="P29">Převtělení (přenos duše – sounds cool, spíš psychický mág nebo nekromant a určitě high level kouzlo. <text:span text:style-name="T23">Nekromant, duše jsou nekromantická záležitost, psychický mág pracuje s myslí</text:span>)</text:p>
      <text:p text:style-name="P91">Mluv s mrtvými (asi ne základní kouzelník, to je spíš pro nekromanta)</text:p>
      <text:h text:style-name="Heading_20_3" text:outline-level="3">Přírodní magie</text:h>
      <text:p text:style-name="P30">Soví oči (přírodní magie)</text:p>
      <text:p text:style-name="P30">Oslepení (přírodní magie)</text:p>
      <text:p text:style-name="P35">Zapůjčení (přírodní magie)</text:p>
      <text:p text:style-name="P35">Strach (přírodní magie)</text:p>
      <text:p text:style-name="P12">Pavučina (asi taky ne – <text:span text:style-name="T21">přírodní magie, když už</text:span>)</text:p>
      <text:p text:style-name="P12">Cizí oči (přírodní magie)</text:p>
      <text:p text:style-name="P12">Cizí uši (přírodní magie)</text:p>
      <text:p text:style-name="P16">Rychlý růst (přírodní magie)</text:p>
      <text:p text:style-name="P16">Rychlé vadnutí (fuj)</text:p>
      <text:h text:style-name="Heading_20_3" text:outline-level="3"><text:soft-page-break/>Psychická magie</text:h>
      <text:p text:style-name="P12">Hypnóza</text:p>
      <text:p text:style-name="P38">Změň podobu (iluze)</text:p>
      <text:p text:style-name="P34">Zapomeň (psychická magie)</text:p>
      <text:p text:style-name="P34">Vzpomeň (asi sloučit vzpomínání a zapomínání pod manipulaci s pamětí)</text:p>
      <text:p text:style-name="P17">Poslání (ne)</text:p>
      <text:p text:style-name="P22">Zmatek</text:p>
      <text:p text:style-name="P20">Zdvojení (spíš ne – <text:span text:style-name="T22">leda jako iluze</text:span>)</text:p>
      <text:p text:style-name="P25">Spánek</text:p>
      <text:p text:style-name="P13">Sugesce</text:p>
      <text:p text:style-name="P14">Bábelská rybka</text:p>
      <text:p text:style-name="P18">Přelož</text:p>
      <text:h text:style-name="Heading_20_2" text:outline-level="2"><text:bookmark-start text:name="__RefHeading__3685_1609543204"/>Hraničář<text:bookmark-end text:name="__RefHeading__3685_1609543204"/></text:h>
      <text:p text:style-name="P109">Hlavní <text:span text:style-name="T15">dovednosti</text:span>:</text:p>
      <text:list xml:id="list8877588040188691502" text:style-name="L19">
        <text:list-item>
          <text:p text:style-name="P150"><text:span text:style-name="T98">Krátké, lehké a střední zbraně</text:span> pro boj zblízka</text:p>
        </text:list-item>
        <text:list-item>
          <text:p text:style-name="P151">Střelba z luku</text:p>
        </text:list-item>
        <text:list-item>
          <text:p text:style-name="P153">Stopování</text:p>
        </text:list-item>
        <text:list-item>
          <text:p text:style-name="P153">Přežití v divočině</text:p>
        </text:list-item>
      </text:list>
      <text:p text:style-name="P110">Vedlejší <text:span text:style-name="T15">dovednosti</text:span>:</text:p>
      <text:list xml:id="list4531699866137253372" text:style-name="L20">
        <text:list-item>
          <text:p text:style-name="P155">Lehké vrhací zbraně</text:p>
        </text:list-item>
        <text:list-item>
          <text:p text:style-name="P154"><text:soft-page-break/>Těžké vrhací zbraně</text:p>
        </text:list-item>
        <text:list-item>
          <text:p text:style-name="P157"><text:span text:style-name="T16">Střelba p</text:span>ra<text:span text:style-name="T16">kem</text:span></text:p>
        </text:list-item>
      </text:list>
      <text:h text:style-name="Heading_20_2" text:outline-level="2"><text:bookmark-start text:name="__RefHeading__3687_1609543204"/>Dobrodruh<text:bookmark-end text:name="__RefHeading__3687_1609543204"/></text:h>
      <text:p text:style-name="P111">Hlavní <text:span text:style-name="T15">dovednosti</text:span>:</text:p>
      <text:list xml:id="list6292686059789284431" text:style-name="L21">
        <text:list-item>
          <text:p text:style-name="P156">Lehké vrhací zbraně</text:p>
        </text:list-item>
        <text:list-item>
          <text:p text:style-name="P159"><text:span text:style-name="T97">Krátké, lehké a šermířské </text:span>zbraně pro boj zblízka</text:p>
        </text:list-item>
        <text:list-item>
          <text:p text:style-name="P161">Střelba z lehké kuše</text:p>
        </text:list-item>
        <text:list-item>
          <text:p text:style-name="P162">Střelba z minikuše</text:p>
        </text:list-item>
        <text:list-item>
          <text:p text:style-name="P158"><text:span text:style-name="T16">Střelba p</text:span>ra<text:span text:style-name="T16">kem</text:span></text:p>
        </text:list-item>
        <text:list-item>
          <text:p text:style-name="P152">Hledání <text:span text:style-name="T17">(skrytých osob, předmětů i mechanismů)</text:span></text:p>
        </text:list-item>
        <text:list-item>
          <text:p text:style-name="P152">Skrývání (sebe, jiných osob i věcí)</text:p>
        </text:list-item>
        <text:list-item>
          <text:p text:style-name="P152">Odstraňování a líčení pastí</text:p>
        </text:list-item>
        <text:list-item>
          <text:p text:style-name="P152">Vykrádání kapes</text:p>
        </text:list-item>
        <text:list-item>
          <text:p text:style-name="P152">Páčení zámků</text:p>
        </text:list-item>
      </text:list>
      <text:p text:style-name="P110">Vedlejší <text:span text:style-name="T15">dovednosti</text:span>:</text:p>
      <text:list xml:id="list8194909906039139420" text:style-name="L22">
        <text:list-item>
          <text:p text:style-name="P160">Střední zbraně pro boj zblízka</text:p>
        </text:list-item>
        <text:list-item>
          <text:p text:style-name="P163">Střelba z luku</text:p>
        </text:list-item>
      </text:list>
      <text:h text:style-name="Heading_20_1" text:outline-level="1"><text:bookmark-start text:name="__RefHeading__3689_1609543204"/>Obecné dovednosti<text:bookmark-end text:name="__RefHeading__3689_1609543204"/></text:h>
      <text:list xml:id="list162753949515219" text:continue-list="list4531699866137253372" text:style-name="L20">
        <text:list-item>
          <text:p text:style-name="P164">Léčitelství</text:p>
        </text:list-item>
      </text:list>
      <text:h text:style-name="Heading_20_1" text:outline-level="1"><text:soft-page-break/>Magie</text:h>
      <text:h text:style-name="Heading_20_2" text:outline-level="2">Udržování kouzel</text:h>
      <text:list xml:id="list2704831921776243274" text:style-name="L23">
        <text:list-item>
          <text:p text:style-name="P165">Za seslání udržovaného kouzla se platí 1 bod Vůle (možná u některých i víc?)</text:p>
        </text:list-item>
        <text:list-item>
          <text:p text:style-name="P165">Při udržování se dá spát, ale nedá se meditovat.</text:p>
        </text:list-item>
        <text:list-item>
          <text:p text:style-name="P166">Udržované kouzlo může kouzelník kdykoliv zrušit, stačí mu na to pomyslet.</text:p>
        </text:list-item>
        <text:list-item>
          <text:p text:style-name="P166">Když kouzelník upadne do bezvědomí, všechna jeho udržovaná kouzla skončí.</text:p>
        </text:list-item>
      </text:list>
      <text:p text:style-name="P77">/* Zásadní změna je v tom, že jde udržovat kouzla ve spánku */</text:p>
      <text:h text:style-name="Heading_20_1" text:outline-level="1">Zbraně</text:h>
      <text:p text:style-name="P80"><text:span text:style-name="T66">Č</text:span>íslo <text:span text:style-name="T66">před lomítkem </text:span>se přičítá k hodu, <text:span text:style-name="T66">číslo za lomítkem</text:span> ke zranění v případě zásahu.</text:p>
      <text:p text:style-name="P81"><text:span text:style-name="T1">Poznámka:</text:span> <text:span text:style-name="T70">Tato</text:span> čísla si můžeš snadno zapamatovat, skládají se totiž ze dvou jednoduchých pravidel:</text:p>
      <text:list xml:id="list2284769890944933753" text:style-name="L24">
        <text:list-item>
          <text:p text:style-name="P167">Těžké zbraně mají základ 0/+3, lehké 1/0, krátké 0/+1.</text:p>
        </text:list-item>
        <text:list-item>
          <text:p text:style-name="P167">Když můžeš účinně využívat obě ruce (máš ve druhé další zbraň <text:span text:style-name="T65">nebo</text:span> štít, <text:span text:style-name="T65">případně</text:span> používáš <text:span text:style-name="T62">dvo</text:span>uruční zbraň), tak si počítáš další +1 k hodu.</text:p>
        </text:list-item>
      </text:list>
      <text:h text:style-name="Heading_20_3" text:outline-level="3">Zbraně pro boj zblízka</text:h>
      <text:list xml:id="list5503136957301819822" text:style-name="L25">
        <text:list-item>
          <text:p text:style-name="P169">Krátké: 0/+1</text:p>
          <text:list>
            <text:list-item>
              <text:p text:style-name="P171"><text:soft-page-break/>se štítem <text:span text:style-name="T58">nebo druhou krátkou zbraní</text:span>: <text:span text:style-name="T57">1/+1</text:span> </text:p>
            </text:list-item>
            <text:list-item>
              <text:p text:style-name="P168"><text:span text:style-name="T8">Příklady:</text:span><text:span text:style-name="T68"> dýka, nůž</text:span></text:p>
            </text:list-item>
          </text:list>
        </text:list-item>
        <text:list-item>
          <text:p text:style-name="P170"><text:span text:style-name="T51">Lehké</text:span> jednoruční: 1/<text:span text:style-name="T51">0</text:span></text:p>
          <text:list>
            <text:list-item>
              <text:p text:style-name="P172">se štítem nebo <text:span text:style-name="T51">lehkou či krátkou</text:span> zbraní <text:span text:style-name="T59">ve druhé ruce</text:span>: 2/<text:span text:style-name="T51">0</text:span></text:p>
            </text:list-item>
            <text:list-item>
              <text:p text:style-name="P173"><text:span text:style-name="T8">Příklady:</text:span><text:span text:style-name="T68"> krátký meč (</text:span>gladius<text:span text:style-name="T53">)</text:span>, šavle</text:p>
            </text:list-item>
          </text:list>
        </text:list-item>
        <text:list-item>
          <text:p text:style-name="P174">Šermířské: 1/+1</text:p>
          <text:list>
            <text:list-item>
              <text:p text:style-name="P174">s dýkou nebo jinou šermířskou zbraní: 2/0</text:p>
            </text:list-item>
            <text:list-item>
              <text:p text:style-name="P174"><text:span text:style-name="T8">Příklady:</text:span><text:span text:style-name="T68"> </text:span>rapír, kord</text:p>
            </text:list-item>
            <text:list-item>
              <text:p text:style-name="P175">šermířské zbraně nejsou vhodné k boji se štítem – štít jejich účinnost nezvýší.</text:p>
            </text:list-item>
          </text:list>
        </text:list-item>
        <text:list-item>
          <text:p text:style-name="P176">Těžké jednoruční: 0/+3</text:p>
          <text:list>
            <text:list-item>
              <text:p text:style-name="P177">se štítem: 1/+3</text:p>
            </text:list-item>
            <text:list-item>
              <text:p text:style-name="P173"><text:span text:style-name="T8">Příklady:</text:span><text:span text:style-name="T68"> </text:span>Sekera, palcát, <text:span text:style-name="T52">řemdih,</text:span> <text:span text:style-name="T54">jednoruční meč (románský meč, rytířský meč), dlouhý meč držený jednou rukou, těžká (obvykle jezdecká) šavle</text:span></text:p>
            </text:list-item>
          </text:list>
        </text:list-item>
        <text:list-item>
          <text:p text:style-name="P178">Lehké obouruční: 2/0</text:p>
          <text:list>
            <text:list-item>
              <text:p text:style-name="P179"><text:span text:style-name="T8">Příklady:</text:span><text:span text:style-name="T68"> </text:span>hůl, kopí</text:p>
            </text:list-item>
          </text:list>
        </text:list-item>
        <text:list-item>
          <text:p text:style-name="P178">Těžké obouruční: 1/+3</text:p>
          <text:list>
            <text:list-item>
              <text:p text:style-name="P179"><text:span text:style-name="T8">Příklady:</text:span><text:span text:style-name="T68"> dvo</text:span>uruční sekera, <text:span text:style-name="T55">dvo</text:span>uruční kladivo, <text:span text:style-name="T55">dvouruční meč, obouručně držený dlouhý meč, píka, sudlice, halapartna, cep</text:span></text:p>
            </text:list-item>
          </text:list>
        </text:list-item>
      </text:list>
      <text:p text:style-name="P82"><text:soft-page-break/>Štít (větší než pěstní) lze <text:span text:style-name="T56">také</text:span> použít při obraně proti střelbě <text:span text:style-name="T67">(</text:span>+1 k hodu<text:span text:style-name="T67">)</text:span>.</text:p>
      <text:h text:style-name="Heading_20_4" text:outline-level="4">Improvizované zbraně <text:span text:style-name="T91">pro boj zblízka</text:span></text:h>
      <text:list xml:id="list9092510511978669721" text:style-name="L26">
        <text:list-item>
          <text:p text:style-name="P180">Samotný štít: 1/-1</text:p>
        </text:list-item>
      </text:list>
      <text:p text:style-name="P83">TODO: nižší zranění (tj. noha od stolu je jako palcát, akorát s nižším zraněním)</text:p>
      <text:h text:style-name="Heading_20_3" text:outline-level="3">Vrhací zbraně</text:h>
      <text:list xml:id="list5553046069187247767" text:style-name="L27">
        <text:list-item>
          <text:p text:style-name="P181"><text:span text:style-name="T96">L</text:span>ehké vrhací zbraně: 1/0</text:p>
          <text:list>
            <text:list-item>
              <text:p text:style-name="P181"><text:span text:style-name="T1">Příklady:</text:span> vrhací nůž, hvězdice, šipka</text:p>
            </text:list-item>
          </text:list>
        </text:list-item>
        <text:list-item>
          <text:p text:style-name="P181"><text:span text:style-name="T96">T</text:span>ěžké vrhací zbraně: 0/+3</text:p>
          <text:list>
            <text:list-item>
              <text:p text:style-name="P181"><text:span text:style-name="T1">Příklady:</text:span> vrhací sekera, <text:span text:style-name="T92">oštěp</text:span></text:p>
            </text:list-item>
            <text:list-item>
              <text:p text:style-name="P183">Improvizované vrhací zbraně: 0/+1</text:p>
              <text:list>
                <text:list-item>
                  <text:p text:style-name="P182"><text:span text:style-name="T1">Příklady:</text:span> <text:span text:style-name="T96">kámen</text:span></text:p>
                </text:list-item>
              </text:list>
            </text:list-item>
          </text:list>
        </text:list-item>
      </text:list>
      <text:h text:style-name="Heading_20_3" text:outline-level="3">Střelné zbraně</text:h>
      <text:list xml:id="list6377264742928380430" text:style-name="L28">
        <text:list-item>
          <text:p text:style-name="P184">Jednoruční střelné zbraně: 1/<text:span text:style-name="T95">0</text:span></text:p>
          <text:list>
            <text:list-item>
              <text:p text:style-name="P184"><text:span text:style-name="T96">odstředivý </text:span>prak, minikuše</text:p>
            </text:list-item>
          </text:list>
        </text:list-item>
        <text:list-item>
          <text:p text:style-name="P185"><text:span text:style-name="T96">L</text:span>ehké střelné zbraně: 2/0</text:p>
          <text:list>
            <text:list-item>
              <text:p text:style-name="P185"><text:span text:style-name="T1">Příklady:</text:span> <text:span text:style-name="T94">krátký </text:span>luk, lehká kuše</text:p>
            </text:list-item>
          </text:list>
        </text:list-item>
        <text:list-item>
          <text:p text:style-name="P185"><text:span text:style-name="T96">T</text:span>ěžké střelné zbraně: <text:span text:style-name="T93">1/+3</text:span></text:p>
          <text:list>
            <text:list-item>
              <text:p text:style-name="P185"><text:span text:style-name="T1">Příklady:</text:span> <text:span text:style-name="T94">dlouhý </text:span>luk, těžká kuše</text:p>
            </text:list-item>
          </text:list>
        </text:list-item>
      </text:list>
      <text:h text:style-name="Heading_20_3" text:outline-level="3"><text:soft-page-break/>Bojové číslo</text:h>
      <text:p text:style-name="P196">Abys nemusel při každém hodu sčítat bonus za zbraň s hodnocením rysu, zapiš si součet pro každou svou zbraň na kartu <text:span text:style-name="T63">postavy</text:span>. Bonus ke zranění se uvádí za lomítkem, takže když jsi například Válečník <text:span text:style-name="T69">na čtvrté úrovni</text:span> a bojuješ se sekerou a štítem, tak tvé <text:span text:style-name="T1">Bojové číslo</text:span> <text:span text:style-name="T61">se štítem a sekerou </text:span>bude 5/+3 (4 za <text:span text:style-name="T69">čtvrtou úroveň</text:span> <text:span text:style-name="T69">v</text:span>álečníka a 1/+3 za sekeru a štít).<text:line-break/><text:tab/>V boji pak hod k6 (<text:span text:style-name="T64">a</text:span> případné bonusy <text:span text:style-name="T64">či postihy</text:span>) přičít<text:span text:style-name="T60">ej</text:span> rovnou ke <text:span text:style-name="T61">s</text:span>vému bojovému číslu. Bonus ke zranění se obvykle hlásí společně s výsledkem, takže když na kostce hodíš například 2, tak tvůj celkový <text:span text:style-name="T1">Hod na boj</text:span><text:span text:style-name="T13"> bude 7/+3 (čteme „sedm plus tři“).</text:span></text:p>
      <text:h text:style-name="P213" text:outline-level="2">Povolání<text:tab/></text:h>
      <text:p text:style-name="P198">/*</text:p>
      <text:p text:style-name="P199">Obecná idea: Válečník nemusí mít nutně adeptské schopnosti, může si přibrat třeba runovou magii (udělá si magické runy na zbrani a štítu), léčitelství (bude umět vyrábět léčivé masti, tinktury a podobně), <text:span text:style-name="T120">magii kamenů, nebo tak něco.</text:span></text:p>
      <text:p text:style-name="P198">*/</text:p>
      <text:p text:style-name="P198">Povolání budou prostě předdefinované balíky dovedností na 1. úrovni <text:span text:style-name="T121">+ asi i pár předdefinovaných schopností</text:span>.</text:p>
      <text:p text:style-name="P200">- teoreticky bych to mohl udělat tak, že když si hráč nebude chtít brát nic jiného, tak se mu prostě budou automaticky maxovat <text:span text:style-name="T122">všechny </text:span>classové dovednosti <text:span text:style-name="T122">(tj. když bude chtít jít i do neclassových, tak na úkor některých classových, nebo bodíků do schopností)</text:span>.</text:p>
      <text:p text:style-name="P201">Možná by taky ty classové dovednosti mohly mít vyšší strop <text:span text:style-name="T123">(aby si někdo nedělal wizzarda z válečníka).</text:span></text:p>
      <text:p text:style-name="P202"><text:soft-page-break/>- Jinak (lépe): Povolání dá bonus k hlavním dovednostem (možná ne k cel<text:span text:style-name="T124">é dovednosti</text:span>, zloděj by třeba mohl mít bonus jen na šplh, běh a akrobacii (ne na Sílu) a válečník zas jen na na Sílu a Běh.<text:line-break/><text:tab/><text:span text:style-name="T125">Tím, že to bude bonus, nebudu muset řešit žádná maxima – trénované maximum prostě bude pro všechny dovednosti stejné a k tomu se přičte bonus za povolání.<text:line-break/><text:tab/>Asi není ani problém, že na 1. úrovni bude strop dovedností vyšší než class bonus (základní strop musí být alespoň 1, aby se šlo učit i neclassové dovednosti), protože když při nebodové tvorbě postavy si prostě hráč přidělí konkrétní čísla (kde bude už class bonus započítaný) a bodová bude vysvětlena úplně zvlášť.</text:span></text:p>
      <text:p text:style-name="P197"><text:span text:style-name="T13">Pak by taky povolání mohlo určovat tempo růstu hpček a ma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7-05-29T16:27:52.988000000</dc:date>
    <meta:print-date>2113-01-01T00:00:00</meta:print-date>
    <meta:editing-cycles>8805</meta:editing-cycles>
    <meta:editing-duration>P27DT18H18M33S</meta:editing-duration>
    <meta:generator>LibreOffice/5.2.0.4$Windows_X86_64 LibreOffice_project/066b007f5ebcc236395c7d282ba488bca6720265</meta:generator>
    <dc:creator>York </dc:creator>
    <meta:document-statistic meta:table-count="0" meta:image-count="0" meta:object-count="0" meta:page-count="29" meta:paragraph-count="382" meta:word-count="3433" meta:character-count="20828" meta:non-whitespace-character-count="17855"/>
  </office:meta>
</office:document-meta>
</file>